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5">
            <text:p>10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3">
            <text:p>17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9">
            <text:p>23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300">
            <text:p>1030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117">
            <text:p>1311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600">
            <text:p>1360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0">
            <text:p>2020-12-2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 - 1.12)">
            <text:p>(0.9 - 1.1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8.375">
            <text:p>528.37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36312423873325">
            <text:p>0.0536312424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334691626928">
            <text:p>1.1933469163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2678731340158">
            <text:p>13.26787313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88.875">
            <text:p>388.875</text:p>
          </table:table-cell>
          <table:table-cell office:value-type="float" office:value="521.75">
            <text:p>521.75</text:p>
          </table:table-cell>
          <table:table-cell office:value-type="float" office:value="0.043586930017069">
            <text:p>0.04358693</text:p>
          </table:table-cell>
          <table:table-cell office:value-type="float" office:value="0.0571035242290749">
            <text:p>0.0571035242</text:p>
          </table:table-cell>
          <table:table-cell office:value-type="float" office:value="0.0435626617683894">
            <text:p>0.0435626618</text:p>
          </table:table-cell>
          <table:table-cell office:value-type="float" office:value="1.15627790317763">
            <text:p>1.1562779032</text:p>
          </table:table-cell>
          <table:table-cell office:value-type="float" office:value="1.20625352726135">
            <text:p>1.2062535273</text:p>
          </table:table-cell>
          <table:table-cell office:value-type="float" office:value="1.15618881897004">
            <text:p>1.156188819</text:p>
          </table:table-cell>
          <table:table-cell office:value-type="float" office:value="16.2467475618022">
            <text:p>16.2467475618</text:p>
          </table:table-cell>
          <table:table-cell office:value-type="float" office:value="12.4817969211054">
            <text:p>12.4817969211</text:p>
          </table:table-cell>
          <table:table-cell office:value-type="float" office:value="16.2556080784603">
            <text:p>16.255608078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57.5">
            <text:p>457.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48837437457078">
            <text:p>0.0448837437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6104162199713">
            <text:p>1.161041622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5.7872052584595">
            <text:p>15.787205258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71.875">
            <text:p>771.8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71298263439867">
            <text:p>0.0712982634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5950746908383">
            <text:p>1.2595074691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0643918613419">
            <text:p>10.064391861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690">
            <text:p>14690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95.125">
            <text:p>795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41269571136828">
            <text:p>0.0541269571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9518661577121">
            <text:p>1.1951866158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1494802842233">
            <text:p>13.149480284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444">
            <text:p>7444</text:p>
          </table:table-cell>
          <table:table-cell office:value-type="float" office:value="13207">
            <text:p>13207</text:p>
          </table:table-cell>
          <table:table-cell office:value-type="float" office:value="58">
            <text:p>58</text:p>
          </table:table-cell>
          <table:table-cell office:value-type="float" office:value="255.875">
            <text:p>255.875</text:p>
          </table:table-cell>
          <table:table-cell office:value-type="float" office:value="500.25">
            <text:p>500.25</text:p>
          </table:table-cell>
          <table:table-cell office:value-type="float" office:value="0.012866015971606">
            <text:p>0.012866016</text:p>
          </table:table-cell>
          <table:table-cell office:value-type="float" office:value="0.0343733207952714">
            <text:p>0.0343733208</text:p>
          </table:table-cell>
          <table:table-cell office:value-type="float" office:value="0.0378776406451124">
            <text:p>0.0378776406</text:p>
          </table:table-cell>
          <table:table-cell office:value-type="float" office:value="1.04535550325991">
            <text:p>1.0453555033</text:p>
          </table:table-cell>
          <table:table-cell office:value-type="float" office:value="1.12262241214114">
            <text:p>1.1226224121</text:p>
          </table:table-cell>
          <table:table-cell office:value-type="float" office:value="1.13538378495314">
            <text:p>1.135383785</text:p>
          </table:table-cell>
          <table:table-cell office:value-type="float" office:value="0">
            <text:p>0</text:p>
          </table:table-cell>
          <table:table-cell office:value-type="float" office:value="20.5098881893546">
            <text:p>20.5098881894</text:p>
          </table:table-cell>
          <table:table-cell office:value-type="float" office:value="18.6440659675646">
            <text:p>18.644065967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611">
            <text:p>13611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754.875">
            <text:p>754.87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54606568216883">
            <text:p>0.0554606568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20014103240789">
            <text:p>1.2001410324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2.8414539353063">
            <text:p>12.841453935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768">
            <text:p>14768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809.5">
            <text:p>809.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48144637053088">
            <text:p>0.0548144637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9773968881393">
            <text:p>1.1977396888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2.9888248762305">
            <text:p>12.988824876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22">
            <text:p>9222</text:p>
          </table:table-cell>
          <table:table-cell office:value-type="float" office:value="16674">
            <text:p>16674</text:p>
          </table:table-cell>
          <table:table-cell office:value-type="float" office:value="309.875">
            <text:p>309.875</text:p>
          </table:table-cell>
          <table:table-cell office:value-type="float" office:value="521.25">
            <text:p>521.25</text:p>
          </table:table-cell>
          <table:table-cell office:value-type="float" office:value="544.875">
            <text:p>544.875</text:p>
          </table:table-cell>
          <table:table-cell office:value-type="float" office:value="0.0584118755890669">
            <text:p>0.0584118756</text:p>
          </table:table-cell>
          <table:table-cell office:value-type="float" office:value="0.0565224463240078">
            <text:p>0.0565224463</text:p>
          </table:table-cell>
          <table:table-cell office:value-type="float" office:value="0.0326781216264843">
            <text:p>0.0326781216</text:p>
          </table:table-cell>
          <table:table-cell office:value-type="float" office:value="1.21112898109301">
            <text:p>1.2111289811</text:p>
          </table:table-cell>
          <table:table-cell office:value-type="float" office:value="1.20409034453339">
            <text:p>1.2040903445</text:p>
          </table:table-cell>
          <table:table-cell office:value-type="float" office:value="1.11646643057344">
            <text:p>1.1164664306</text:p>
          </table:table-cell>
          <table:table-cell office:value-type="float" office:value="12.2098401479195">
            <text:p>12.2098401479</text:p>
          </table:table-cell>
          <table:table-cell office:value-type="float" office:value="12.6066175775144">
            <text:p>12.6066175775</text:p>
          </table:table-cell>
          <table:table-cell office:value-type="float" office:value="21.5560694704631">
            <text:p>21.556069470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66">
            <text:p>9166</text:p>
          </table:table-cell>
          <table:table-cell office:value-type="float" office:value="16232">
            <text:p>16232</text:p>
          </table:table-cell>
          <table:table-cell office:value-type="float" office:value="357.75">
            <text:p>357.75</text:p>
          </table:table-cell>
          <table:table-cell office:value-type="float" office:value="604.75">
            <text:p>604.75</text:p>
          </table:table-cell>
          <table:table-cell office:value-type="float" office:value="340.125">
            <text:p>340.125</text:p>
          </table:table-cell>
          <table:table-cell office:value-type="float" office:value="0.0671578749765346">
            <text:p>0.067157875</text:p>
          </table:table-cell>
          <table:table-cell office:value-type="float" office:value="0.0659775256382282">
            <text:p>0.0659775256</text:p>
          </table:table-cell>
          <table:table-cell office:value-type="float" office:value="0.0209539797930015">
            <text:p>0.0209539798</text:p>
          </table:table-cell>
          <table:table-cell office:value-type="float" office:value="1.24389251555374">
            <text:p>1.2438925156</text:p>
          </table:table-cell>
          <table:table-cell office:value-type="float" office:value="1.23945328615691">
            <text:p>1.2394532862</text:p>
          </table:table-cell>
          <table:table-cell office:value-type="float" office:value="1.07419950504307">
            <text:p>1.074199505</text:p>
          </table:table-cell>
          <table:table-cell office:value-type="float" office:value="10.6639794837749">
            <text:p>10.6639794838</text:p>
          </table:table-cell>
          <table:table-cell office:value-type="float" office:value="10.8486907333839">
            <text:p>10.8486907334</text:p>
          </table:table-cell>
          <table:table-cell office:value-type="float" office:value="33.4248760421596">
            <text:p>33.424876042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5159">
            <text:p>15159</text:p>
          </table:table-cell>
          <table:table-cell office:value-type="float" office:value="437.75">
            <text:p>437.75</text:p>
          </table:table-cell>
          <table:table-cell office:value-type="float" office:value="726.875">
            <text:p>726.875</text:p>
          </table:table-cell>
          <table:table-cell office:value-type="float" office:value="286.625">
            <text:p>286.625</text:p>
          </table:table-cell>
          <table:table-cell office:value-type="float" office:value="0.0798522437066764">
            <text:p>0.0798522437</text:p>
          </table:table-cell>
          <table:table-cell office:value-type="float" office:value="0.078024366680979">
            <text:p>0.0780243667</text:p>
          </table:table-cell>
          <table:table-cell office:value-type="float" office:value="0.0189079094927106">
            <text:p>0.0189079095</text:p>
          </table:table-cell>
          <table:table-cell office:value-type="float" office:value="1.29198055939035">
            <text:p>1.2919805594</text:p>
          </table:table-cell>
          <table:table-cell office:value-type="float" office:value="1.28501737490352">
            <text:p>1.2850173749</text:p>
          </table:table-cell>
          <table:table-cell office:value-type="float" office:value="1.0668784009456">
            <text:p>1.0668784009</text:p>
          </table:table-cell>
          <table:table-cell office:value-type="float" office:value="9.02250848763665">
            <text:p>9.0225084876</text:p>
          </table:table-cell>
          <table:table-cell office:value-type="float" office:value="9.22596141276885">
            <text:p>9.22596141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6270">
            <text:p>16270</text:p>
          </table:table-cell>
          <table:table-cell office:value-type="float" office:value="460.625">
            <text:p>460.625</text:p>
          </table:table-cell>
          <table:table-cell office:value-type="float" office:value="806.125">
            <text:p>806.125</text:p>
          </table:table-cell>
          <table:table-cell office:value-type="float" office:value="391.375">
            <text:p>391.375</text:p>
          </table:table-cell>
          <table:table-cell office:value-type="float" office:value="0.0765921183904223">
            <text:p>0.0765921184</text:p>
          </table:table-cell>
          <table:table-cell office:value-type="float" office:value="0.0781734871993794">
            <text:p>0.0781734872</text:p>
          </table:table-cell>
          <table:table-cell office:value-type="float" office:value="0.0240550092194223">
            <text:p>0.0240550092</text:p>
          </table:table-cell>
          <table:table-cell office:value-type="float" office:value="1.27957046546156">
            <text:p>1.2795704655</text:p>
          </table:table-cell>
          <table:table-cell office:value-type="float" office:value="1.28558494963561">
            <text:p>1.2855849496</text:p>
          </table:table-cell>
          <table:table-cell office:value-type="float" office:value="1.08532667346633">
            <text:p>1.0853266735</text:p>
          </table:table-cell>
          <table:table-cell office:value-type="float" office:value="9.39216106017644">
            <text:p>9.3921610602</text:p>
          </table:table-cell>
          <table:table-cell office:value-type="float" office:value="9.20900719423483">
            <text:p>9.2090071942</text:p>
          </table:table-cell>
          <table:table-cell office:value-type="float" office:value="29.1602874601396">
            <text:p>29.160287460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627">
            <text:p>6627</text:p>
          </table:table-cell>
          <table:table-cell office:value-type="float" office:value="11304">
            <text:p>11304</text:p>
          </table:table-cell>
          <table:table-cell office:value-type="float" office:value="16485">
            <text:p>16485</text:p>
          </table:table-cell>
          <table:table-cell office:value-type="float" office:value="469.125">
            <text:p>469.125</text:p>
          </table:table-cell>
          <table:table-cell office:value-type="float" office:value="843.25">
            <text:p>843.25</text:p>
          </table:table-cell>
          <table:table-cell office:value-type="float" office:value="475.125">
            <text:p>475.125</text:p>
          </table:table-cell>
          <table:table-cell office:value-type="float" office:value="0.0707899502037121">
            <text:p>0.0707899502</text:p>
          </table:table-cell>
          <table:table-cell office:value-type="float" office:value="0.0745974876150035">
            <text:p>0.0745974876</text:p>
          </table:table-cell>
          <table:table-cell office:value-type="float" office:value="0.0288216560509554">
            <text:p>0.0288216561</text:p>
          </table:table-cell>
          <table:table-cell office:value-type="float" office:value="1.25758681113069">
            <text:p>1.2575868111</text:p>
          </table:table-cell>
          <table:table-cell office:value-type="float" office:value="1.27199818556311">
            <text:p>1.2719981856</text:p>
          </table:table-cell>
          <table:table-cell office:value-type="float" office:value="1.10250394437908">
            <text:p>1.1025039444</text:p>
          </table:table-cell>
          <table:table-cell office:value-type="float" office:value="10.134227449456">
            <text:p>10.1342274495</text:p>
          </table:table-cell>
          <table:table-cell office:value-type="float" office:value="9.63424827222627">
            <text:p>9.6342482722</text:p>
          </table:table-cell>
          <table:table-cell office:value-type="float" office:value="24.3944588339237">
            <text:p>24.394458833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113">
            <text:p>7113</text:p>
          </table:table-cell>
          <table:table-cell office:value-type="float" office:value="11091">
            <text:p>11091</text:p>
          </table:table-cell>
          <table:table-cell office:value-type="float" office:value="16224">
            <text:p>16224</text:p>
          </table:table-cell>
          <table:table-cell office:value-type="float" office:value="489.5">
            <text:p>489.5</text:p>
          </table:table-cell>
          <table:table-cell office:value-type="float" office:value="205">
            <text:p>205</text:p>
          </table:table-cell>
          <table:table-cell office:value-type="float" office:value="425.875">
            <text:p>425.875</text:p>
          </table:table-cell>
          <table:table-cell office:value-type="float" office:value="0.0688176578096443">
            <text:p>0.0688176578</text:p>
          </table:table-cell>
          <table:table-cell office:value-type="float" office:value="0.0184834550536471">
            <text:p>0.0184834551</text:p>
          </table:table-cell>
          <table:table-cell office:value-type="float" office:value="0.0262496918145957">
            <text:p>0.0262496918</text:p>
          </table:table-cell>
          <table:table-cell office:value-type="float" office:value="1.25014410758551">
            <text:p>1.2501441076</text:p>
          </table:table-cell>
          <table:table-cell office:value-type="float" office:value="1.06536170338478">
            <text:p>1.0653617034</text:p>
          </table:table-cell>
          <table:table-cell office:value-type="float" office:value="1.09322445213899">
            <text:p>1.0932244521</text:p>
          </table:table-cell>
          <table:table-cell office:value-type="float" office:value="10.4149582104834">
            <text:p>10.4149582105</text:p>
          </table:table-cell>
          <table:table-cell office:value-type="float" office:value="0">
            <text:p>0</text:p>
          </table:table-cell>
          <table:table-cell office:value-type="float" office:value="26.7509938186756">
            <text:p>26.750993818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798">
            <text:p>7798</text:p>
          </table:table-cell>
          <table:table-cell office:value-type="float" office:value="11279">
            <text:p>11279</text:p>
          </table:table-cell>
          <table:table-cell office:value-type="float" office:value="16387">
            <text:p>16387</text:p>
          </table:table-cell>
          <table:table-cell office:value-type="float" office:value="380.125">
            <text:p>380.125</text:p>
          </table:table-cell>
          <table:table-cell office:value-type="float" office:value="201.125">
            <text:p>201.125</text:p>
          </table:table-cell>
          <table:table-cell office:value-type="float" office:value="460.5">
            <text:p>460.5</text:p>
          </table:table-cell>
          <table:table-cell office:value-type="float" office:value="0.048746473454732">
            <text:p>0.0487464735</text:p>
          </table:table-cell>
          <table:table-cell office:value-type="float" office:value="0.0178318113307917">
            <text:p>0.0178318113</text:p>
          </table:table-cell>
          <table:table-cell office:value-type="float" office:value="0.0281015439067554">
            <text:p>0.0281015439</text:p>
          </table:table-cell>
          <table:table-cell office:value-type="float" office:value="1.17527004569314">
            <text:p>1.1752700457</text:p>
          </table:table-cell>
          <table:table-cell office:value-type="float" office:value="1.06303456770863">
            <text:p>1.0630345677</text:p>
          </table:table-cell>
          <table:table-cell office:value-type="float" office:value="1.09990320934273">
            <text:p>1.0999032093</text:p>
          </table:table-cell>
          <table:table-cell office:value-type="float" office:value="14.5632567923331">
            <text:p>14.5632567923</text:p>
          </table:table-cell>
          <table:table-cell office:value-type="float" office:value="0">
            <text:p>0</text:p>
          </table:table-cell>
          <table:table-cell office:value-type="float" office:value="25.0107770206362">
            <text:p>25.010777020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500">
            <text:p>8500</text:p>
          </table:table-cell>
          <table:table-cell office:value-type="float" office:value="11588">
            <text:p>11588</text:p>
          </table:table-cell>
          <table:table-cell office:value-type="float" office:value="17918">
            <text:p>17918</text:p>
          </table:table-cell>
          <table:table-cell office:value-type="float" office:value="375">
            <text:p>375</text:p>
          </table:table-cell>
          <table:table-cell office:value-type="float" office:value="285.75">
            <text:p>285.75</text:p>
          </table:table-cell>
          <table:table-cell office:value-type="float" office:value="350.375">
            <text:p>350.375</text:p>
          </table:table-cell>
          <table:table-cell office:value-type="float" office:value="0.0441176470588235">
            <text:p>0.0441176471</text:p>
          </table:table-cell>
          <table:table-cell office:value-type="float" office:value="0.024659130134622">
            <text:p>0.0246591301</text:p>
          </table:table-cell>
          <table:table-cell office:value-type="float" office:value="0.0195543587453957">
            <text:p>0.0195543587</text:p>
          </table:table-cell>
          <table:table-cell office:value-type="float" office:value="1.15822664359862">
            <text:p>1.1582266436</text:p>
          </table:table-cell>
          <table:table-cell office:value-type="float" office:value="1.08749877796121">
            <text:p>1.087498778</text:p>
          </table:table-cell>
          <table:table-cell office:value-type="float" office:value="1.06918970658293">
            <text:p>1.0691897066</text:p>
          </table:table-cell>
          <table:table-cell office:value-type="float" office:value="16.0554160379995">
            <text:p>16.055416038</text:p>
          </table:table-cell>
          <table:table-cell office:value-type="float" office:value="28.4543162207808">
            <text:p>28.4543162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058">
            <text:p>9058</text:p>
          </table:table-cell>
          <table:table-cell office:value-type="float" office:value="12021">
            <text:p>12021</text:p>
          </table:table-cell>
          <table:table-cell office:value-type="float" office:value="18482">
            <text:p>18482</text:p>
          </table:table-cell>
          <table:table-cell office:value-type="float" office:value="105.375">
            <text:p>105.375</text:p>
          </table:table-cell>
          <table:table-cell office:value-type="float" office:value="399.875">
            <text:p>399.875</text:p>
          </table:table-cell>
          <table:table-cell office:value-type="float" office:value="198.875">
            <text:p>198.875</text:p>
          </table:table-cell>
          <table:table-cell office:value-type="float" office:value="0.0116333627732391">
            <text:p>0.0116333628</text:p>
          </table:table-cell>
          <table:table-cell office:value-type="float" office:value="0.0332647034356543">
            <text:p>0.0332647034</text:p>
          </table:table-cell>
          <table:table-cell office:value-type="float" office:value="0.0107604696461422">
            <text:p>0.0107604696</text:p>
          </table:table-cell>
          <table:table-cell office:value-type="float" office:value="1.04098202655999">
            <text:p>1.0409820266</text:p>
          </table:table-cell>
          <table:table-cell office:value-type="float" office:value="1.11859528139433">
            <text:p>1.1185952814</text:p>
          </table:table-cell>
          <table:table-cell office:value-type="float" office:value="1.03788858766723">
            <text:p>1.0378885877</text:p>
          </table:table-cell>
          <table:table-cell office:value-type="float" office:value="0">
            <text:p>0</text:p>
          </table:table-cell>
          <table:table-cell office:value-type="float" office:value="21.1820007514798">
            <text:p>21.1820007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8768">
            <text:p>8768</text:p>
          </table:table-cell>
          <table:table-cell office:value-type="float" office:value="11778">
            <text:p>11778</text:p>
          </table:table-cell>
          <table:table-cell office:value-type="float" office:value="18040">
            <text:p>18040</text:p>
          </table:table-cell>
          <table:table-cell office:value-type="float" office:value="203.5">
            <text:p>203.5</text:p>
          </table:table-cell>
          <table:table-cell office:value-type="float" office:value="293.625">
            <text:p>293.625</text:p>
          </table:table-cell>
          <table:table-cell office:value-type="float" office:value="305.125">
            <text:p>305.125</text:p>
          </table:table-cell>
          <table:table-cell office:value-type="float" office:value="0.023209397810219">
            <text:p>0.0232093978</text:p>
          </table:table-cell>
          <table:table-cell office:value-type="float" office:value="0.0249299541518085">
            <text:p>0.0249299542</text:p>
          </table:table-cell>
          <table:table-cell office:value-type="float" office:value="0.0169138026607539">
            <text:p>0.0169138027</text:p>
          </table:table-cell>
          <table:table-cell office:value-type="float" office:value="1.08228869758332">
            <text:p>1.0822886976</text:p>
          </table:table-cell>
          <table:table-cell office:value-type="float" office:value="1.08847298465479">
            <text:p>1.0884729847</text:p>
          </table:table-cell>
          <table:table-cell office:value-type="float" office:value="1.05975901968471">
            <text:p>1.0597590197</text:p>
          </table:table-cell>
          <table:table-cell office:value-type="float" office:value="30.2101843109669">
            <text:p>30.210184311</text:p>
          </table:table-cell>
          <table:table-cell office:value-type="float" office:value="28.1489400721142">
            <text:p>28.1489400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8737">
            <text:p>8737</text:p>
          </table:table-cell>
          <table:table-cell office:value-type="float" office:value="12057">
            <text:p>12057</text:p>
          </table:table-cell>
          <table:table-cell office:value-type="float" office:value="18683">
            <text:p>18683</text:p>
          </table:table-cell>
          <table:table-cell office:value-type="float" office:value="211.5">
            <text:p>211.5</text:p>
          </table:table-cell>
          <table:table-cell office:value-type="float" office:value="256.125">
            <text:p>256.125</text:p>
          </table:table-cell>
          <table:table-cell office:value-type="float" office:value="438.875">
            <text:p>438.875</text:p>
          </table:table-cell>
          <table:table-cell office:value-type="float" office:value="0.02420739384228">
            <text:p>0.0242073938</text:p>
          </table:table-cell>
          <table:table-cell office:value-type="float" office:value="0.0212428464792237">
            <text:p>0.0212428465</text:p>
          </table:table-cell>
          <table:table-cell office:value-type="float" office:value="0.0234906064336563">
            <text:p>0.0234906064</text:p>
          </table:table-cell>
          <table:table-cell office:value-type="float" office:value="1.08587443436458">
            <text:p>1.0858744344</text:p>
          </table:table-cell>
          <table:table-cell office:value-type="float" office:value="1.0752344293893">
            <text:p>1.0752344294</text:p>
          </table:table-cell>
          <table:table-cell office:value-type="float" office:value="1.08329866735541">
            <text:p>1.0832986674</text:p>
          </table:table-cell>
          <table:table-cell office:value-type="float" office:value="28.9788889905495">
            <text:p>28.9788889905</text:p>
          </table:table-cell>
          <table:table-cell office:value-type="float" office:value="32.9750345975557">
            <text:p>32.9750345976</text:p>
          </table:table-cell>
          <table:table-cell office:value-type="float" office:value="29.8526520174843">
            <text:p>29.852652017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9242">
            <text:p>9242</text:p>
          </table:table-cell>
          <table:table-cell office:value-type="float" office:value="13291">
            <text:p>13291</text:p>
          </table:table-cell>
          <table:table-cell office:value-type="float" office:value="18705">
            <text:p>18705</text:p>
          </table:table-cell>
          <table:table-cell office:value-type="float" office:value="255.375">
            <text:p>255.375</text:p>
          </table:table-cell>
          <table:table-cell office:value-type="float" office:value="230.5">
            <text:p>230.5</text:p>
          </table:table-cell>
          <table:table-cell office:value-type="float" office:value="144.625">
            <text:p>144.625</text:p>
          </table:table-cell>
          <table:table-cell office:value-type="float" office:value="0.0276320060592945">
            <text:p>0.0276320061</text:p>
          </table:table-cell>
          <table:table-cell office:value-type="float" office:value="0.0173425626363705">
            <text:p>0.0173425626</text:p>
          </table:table-cell>
          <table:table-cell office:value-type="float" office:value="0.00773188986901898">
            <text:p>0.0077318899</text:p>
          </table:table-cell>
          <table:table-cell office:value-type="float" office:value="1.0982085356149">
            <text:p>1.0982085356</text:p>
          </table:table-cell>
          <table:table-cell office:value-type="float" office:value="1.06128846760574">
            <text:p>1.0612884676</text:p>
          </table:table-cell>
          <table:table-cell office:value-type="float" office:value="1.02717878749862">
            <text:p>1.0271787875</text:p>
          </table:table-cell>
          <table:table-cell office:value-type="float" office:value="25.4299379631005">
            <text:p>25.4299379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058">
            <text:p>9058</text:p>
          </table:table-cell>
          <table:table-cell office:value-type="float" office:value="13215">
            <text:p>13215</text:p>
          </table:table-cell>
          <table:table-cell office:value-type="float" office:value="18007">
            <text:p>18007</text:p>
          </table:table-cell>
          <table:table-cell office:value-type="float" office:value="105.375">
            <text:p>105.375</text:p>
          </table:table-cell>
          <table:table-cell office:value-type="float" office:value="132.875">
            <text:p>132.875</text:p>
          </table:table-cell>
          <table:table-cell office:value-type="float" office:value="169">
            <text:p>169</text:p>
          </table:table-cell>
          <table:table-cell office:value-type="float" office:value="0.0116333627732391">
            <text:p>0.0116333628</text:p>
          </table:table-cell>
          <table:table-cell office:value-type="float" office:value="0.0100548618993568">
            <text:p>0.0100548619</text:p>
          </table:table-cell>
          <table:table-cell office:value-type="float" office:value="0.00938523907369356">
            <text:p>0.0093852391</text:p>
          </table:table-cell>
          <table:table-cell office:value-type="float" office:value="1.04098202655999">
            <text:p>1.0409820266</text:p>
          </table:table-cell>
          <table:table-cell office:value-type="float" office:value="1.03539017313347">
            <text:p>1.0353901731</text:p>
          </table:table-cell>
          <table:table-cell office:value-type="float" office:value="1.03302097887437">
            <text:p>1.03302097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780">
            <text:p>8780</text:p>
          </table:table-cell>
          <table:table-cell office:value-type="float" office:value="13001">
            <text:p>13001</text:p>
          </table:table-cell>
          <table:table-cell office:value-type="float" office:value="18487">
            <text:p>18487</text:p>
          </table:table-cell>
          <table:table-cell office:value-type="float" office:value="175">
            <text:p>175</text:p>
          </table:table-cell>
          <table:table-cell office:value-type="float" office:value="263">
            <text:p>263</text:p>
          </table:table-cell>
          <table:table-cell office:value-type="float" office:value="371.75">
            <text:p>371.75</text:p>
          </table:table-cell>
          <table:table-cell office:value-type="float" office:value="0.0199316628701595">
            <text:p>0.0199316629</text:p>
          </table:table-cell>
          <table:table-cell office:value-type="float" office:value="0.020229213137451">
            <text:p>0.0202292131</text:p>
          </table:table-cell>
          <table:table-cell office:value-type="float" office:value="0.0201087250500352">
            <text:p>0.0201087251</text:p>
          </table:table-cell>
          <table:table-cell office:value-type="float" office:value="1.07053947156771">
            <text:p>1.0705394716</text:p>
          </table:table-cell>
          <table:table-cell office:value-type="float" office:value="1.07160431926683">
            <text:p>1.0716043193</text:p>
          </table:table-cell>
          <table:table-cell office:value-type="float" office:value="1.07117308488847">
            <text:p>1.0711730849</text:p>
          </table:table-cell>
          <table:table-cell office:value-type="float" office:value="0">
            <text:p>0</text:p>
          </table:table-cell>
          <table:table-cell office:value-type="float" office:value="34.6100802516336">
            <text:p>34.6100802516</text:p>
          </table:table-cell>
          <table:table-cell office:value-type="float" office:value="34.8153951554097">
            <text:p>34.815395155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71">
            <text:p>171</text:p>
          </table:table-cell>
          <table:table-cell office:value-type="float" office:value="9350">
            <text:p>9350</text:p>
          </table:table-cell>
          <table:table-cell office:value-type="float" office:value="13651">
            <text:p>13651</text:p>
          </table:table-cell>
          <table:table-cell office:value-type="float" office:value="19001">
            <text:p>19001</text:p>
          </table:table-cell>
          <table:table-cell office:value-type="float" office:value="268.625">
            <text:p>268.625</text:p>
          </table:table-cell>
          <table:table-cell office:value-type="float" office:value="254.375">
            <text:p>254.375</text:p>
          </table:table-cell>
          <table:table-cell office:value-type="float" office:value="285.625">
            <text:p>285.625</text:p>
          </table:table-cell>
          <table:table-cell office:value-type="float" office:value="0.0287299465240642">
            <text:p>0.0287299465</text:p>
          </table:table-cell>
          <table:table-cell office:value-type="float" office:value="0.0186341659951652">
            <text:p>0.018634166</text:p>
          </table:table-cell>
          <table:table-cell office:value-type="float" office:value="0.0150321035734961">
            <text:p>0.0150321036</text:p>
          </table:table-cell>
          <table:table-cell office:value-type="float" office:value="1.10217261609568">
            <text:p>1.1021726161</text:p>
          </table:table-cell>
          <table:table-cell office:value-type="float" office:value="1.06590015598206">
            <text:p>1.065900156</text:p>
          </table:table-cell>
          <table:table-cell office:value-type="float" office:value="1.05305525221741">
            <text:p>1.0530552522</text:p>
          </table:table-cell>
          <table:table-cell office:value-type="float" office:value="24.4712330327123">
            <text:p>24.4712330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10302">
            <text:p>10302</text:p>
          </table:table-cell>
          <table:table-cell office:value-type="float" office:value="13636">
            <text:p>13636</text:p>
          </table:table-cell>
          <table:table-cell office:value-type="float" office:value="19810">
            <text:p>19810</text:p>
          </table:table-cell>
          <table:table-cell office:value-type="float" office:value="150.625">
            <text:p>150.625</text:p>
          </table:table-cell>
          <table:table-cell office:value-type="float" office:value="167.25">
            <text:p>167.25</text:p>
          </table:table-cell>
          <table:table-cell office:value-type="float" office:value="177.375">
            <text:p>177.375</text:p>
          </table:table-cell>
          <table:table-cell office:value-type="float" office:value="0.0146209473888565">
            <text:p>0.0146209474</text:p>
          </table:table-cell>
          <table:table-cell office:value-type="float" office:value="0.0122653270753887">
            <text:p>0.0122653271</text:p>
          </table:table-cell>
          <table:table-cell office:value-type="float" office:value="0.00895381120646138">
            <text:p>0.0089538112</text:p>
          </table:table-cell>
          <table:table-cell office:value-type="float" office:value="1.05159230918199">
            <text:p>1.0515923092</text:p>
          </table:table-cell>
          <table:table-cell office:value-type="float" office:value="1.04322350373046">
            <text:p>1.0432235037</text:p>
          </table:table-cell>
          <table:table-cell office:value-type="float" office:value="1.03149547386345">
            <text:p>1.03149547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10030">
            <text:p>10030</text:p>
          </table:table-cell>
          <table:table-cell office:value-type="float" office:value="13235">
            <text:p>13235</text:p>
          </table:table-cell>
          <table:table-cell office:value-type="float" office:value="19329">
            <text:p>19329</text:p>
          </table:table-cell>
          <table:table-cell office:value-type="float" office:value="24.375">
            <text:p>24.375</text:p>
          </table:table-cell>
          <table:table-cell office:value-type="float" office:value="53.25">
            <text:p>53.25</text:p>
          </table:table-cell>
          <table:table-cell office:value-type="float" office:value="456.625">
            <text:p>456.625</text:p>
          </table:table-cell>
          <table:table-cell office:value-type="float" office:value="0.00243020937188435">
            <text:p>0.0024302094</text:p>
          </table:table-cell>
          <table:table-cell office:value-type="float" office:value="0.00402342274272762">
            <text:p>0.0040234227</text:p>
          </table:table-cell>
          <table:table-cell office:value-type="float" office:value="0.0236238294790212">
            <text:p>0.0236238295</text:p>
          </table:table-cell>
          <table:table-cell office:value-type="float" office:value="1.00851730840007">
            <text:p>1.0085173084</text:p>
          </table:table-cell>
          <table:table-cell office:value-type="float" office:value="1.01411370794346">
            <text:p>1.0141137079</text:p>
          </table:table-cell>
          <table:table-cell office:value-type="float" office:value="1.08377725040231">
            <text:p>1.0837772504</text:p>
          </table:table-cell>
          <table:table-cell table:number-columns-repeated="2" office:value-type="float" office:value="0">
            <text:p>0</text:p>
          </table:table-cell>
          <table:table-cell office:value-type="float" office:value="29.6862418296035">
            <text:p>29.686241829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912">
            <text:p>9912</text:p>
          </table:table-cell>
          <table:table-cell office:value-type="float" office:value="13326">
            <text:p>13326</text:p>
          </table:table-cell>
          <table:table-cell office:value-type="float" office:value="20932">
            <text:p>20932</text:p>
          </table:table-cell>
          <table:table-cell office:value-type="float" office:value="69.25">
            <text:p>69.25</text:p>
          </table:table-cell>
          <table:table-cell office:value-type="float" office:value="216.5">
            <text:p>216.5</text:p>
          </table:table-cell>
          <table:table-cell office:value-type="float" office:value="836.75">
            <text:p>836.75</text:p>
          </table:table-cell>
          <table:table-cell office:value-type="float" office:value="0.0069864810330912">
            <text:p>0.006986481</text:p>
          </table:table-cell>
          <table:table-cell office:value-type="float" office:value="0.0162464355395468">
            <text:p>0.0162464355</text:p>
          </table:table-cell>
          <table:table-cell office:value-type="float" office:value="0.0399746799159182">
            <text:p>0.0399746799</text:p>
          </table:table-cell>
          <table:table-cell office:value-type="float" office:value="1.02454835301358">
            <text:p>1.024548353</text:p>
          </table:table-cell>
          <table:table-cell office:value-type="float" office:value="1.05737985985719">
            <text:p>1.0573798599</text:p>
          </table:table-cell>
          <table:table-cell office:value-type="float" office:value="1.1430434107731">
            <text:p>1.1430434108</text:p>
          </table:table-cell>
          <table:table-cell table:number-columns-repeated="2" office:value-type="float" office:value="0">
            <text:p>0</text:p>
          </table:table-cell>
          <table:table-cell office:value-type="float" office:value="17.6839651297458">
            <text:p>17.683965129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10063">
            <text:p>10063</text:p>
          </table:table-cell>
          <table:table-cell office:value-type="float" office:value="13946">
            <text:p>13946</text:p>
          </table:table-cell>
          <table:table-cell office:value-type="float" office:value="21140">
            <text:p>21140</text:p>
          </table:table-cell>
          <table:table-cell office:value-type="float" office:value="128">
            <text:p>128</text:p>
          </table:table-cell>
          <table:table-cell office:value-type="float" office:value="277.625">
            <text:p>277.625</text:p>
          </table:table-cell>
          <table:table-cell office:value-type="float" office:value="999.625">
            <text:p>999.625</text:p>
          </table:table-cell>
          <table:table-cell office:value-type="float" office:value="0.012719864851436">
            <text:p>0.0127198649</text:p>
          </table:table-cell>
          <table:table-cell office:value-type="float" office:value="0.0199071418327836">
            <text:p>0.0199071418</text:p>
          </table:table-cell>
          <table:table-cell office:value-type="float" office:value="0.0472859508041627">
            <text:p>0.0472859508</text:p>
          </table:table-cell>
          <table:table-cell office:value-type="float" office:value="1.04483664510523">
            <text:p>1.0448366451</text:p>
          </table:table-cell>
          <table:table-cell office:value-type="float" office:value="1.07045173323481">
            <text:p>1.0704517332</text:p>
          </table:table-cell>
          <table:table-cell office:value-type="float" office:value="1.16988331165574">
            <text:p>1.16988331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0025333352106">
            <text:p>15.002533335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81">
            <text:p>281</text:p>
          </table:table-cell>
          <table:table-cell office:value-type="float" office:value="10050">
            <text:p>10050</text:p>
          </table:table-cell>
          <table:table-cell office:value-type="float" office:value="14470">
            <text:p>14470</text:p>
          </table:table-cell>
          <table:table-cell office:value-type="float" office:value="20997">
            <text:p>20997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887.125">
            <text:p>887.125</text:p>
          </table:table-cell>
          <table:table-cell office:value-type="float" office:value="0.000696517412935323">
            <text:p>0.0006965174</text:p>
          </table:table-cell>
          <table:table-cell office:value-type="float" office:value="0.0127850725639254">
            <text:p>0.0127850726</text:p>
          </table:table-cell>
          <table:table-cell office:value-type="float" office:value="0.0422500833452398">
            <text:p>0.0422500833</text:p>
          </table:table-cell>
          <table:table-cell office:value-type="float" office:value="1.00243876181283">
            <text:p>1.0024387618</text:p>
          </table:table-cell>
          <table:table-cell office:value-type="float" office:value="1.04506813181145">
            <text:p>1.0450681318</text:p>
          </table:table-cell>
          <table:table-cell office:value-type="float" office:value="1.15137402801199">
            <text:p>1.151374028</text:p>
          </table:table-cell>
          <table:table-cell table:number-columns-repeated="2" office:value-type="float" office:value="0">
            <text:p>0</text:p>
          </table:table-cell>
          <table:table-cell office:value-type="float" office:value="16.7500014094138">
            <text:p>16.750001409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9880">
            <text:p>9880</text:p>
          </table:table-cell>
          <table:table-cell office:value-type="float" office:value="13942">
            <text:p>13942</text:p>
          </table:table-cell>
          <table:table-cell office:value-type="float" office:value="22257">
            <text:p>22257</text:p>
          </table:table-cell>
          <table:table-cell office:value-type="float" office:value="30.625">
            <text:p>30.625</text:p>
          </table:table-cell>
          <table:table-cell office:value-type="float" office:value="270.75">
            <text:p>270.75</text:p>
          </table:table-cell>
          <table:table-cell office:value-type="float" office:value="1225.25">
            <text:p>1225.25</text:p>
          </table:table-cell>
          <table:table-cell office:value-type="float" office:value="0.0030996963562753">
            <text:p>0.0030996964</text:p>
          </table:table-cell>
          <table:table-cell office:value-type="float" office:value="0.0194197389183761">
            <text:p>0.0194197389</text:p>
          </table:table-cell>
          <table:table-cell office:value-type="float" office:value="0.0550500965988228">
            <text:p>0.0550500966</text:p>
          </table:table-cell>
          <table:table-cell office:value-type="float" office:value="1.01086776915727">
            <text:p>1.0108677692</text:p>
          </table:table-cell>
          <table:table-cell office:value-type="float" office:value="1.06870825368325">
            <text:p>1.0687082537</text:p>
          </table:table-cell>
          <table:table-cell office:value-type="float" office:value="1.19861514384154">
            <text:p>1.1986151438</text:p>
          </table:table-cell>
          <table:table-cell table:number-columns-repeated="2" office:value-type="float" office:value="0">
            <text:p>0</text:p>
          </table:table-cell>
          <table:table-cell office:value-type="float" office:value="12.934685703259">
            <text:p>12.934685703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4724">
            <text:p>14724</text:p>
          </table:table-cell>
          <table:table-cell office:value-type="float" office:value="24593">
            <text:p>24593</text:p>
          </table:table-cell>
          <table:table-cell office:value-type="float" office:value="98.5">
            <text:p>98.5</text:p>
          </table:table-cell>
          <table:table-cell office:value-type="float" office:value="630.625">
            <text:p>630.625</text:p>
          </table:table-cell>
          <table:table-cell office:value-type="float" office:value="1228.25">
            <text:p>1228.25</text:p>
          </table:table-cell>
          <table:table-cell office:value-type="float" office:value="0.0102390852390852">
            <text:p>0.0102390852</text:p>
          </table:table-cell>
          <table:table-cell office:value-type="float" office:value="0.0428297337679978">
            <text:p>0.0428297338</text:p>
          </table:table-cell>
          <table:table-cell office:value-type="float" office:value="0.0499430732322206">
            <text:p>0.0499430732</text:p>
          </table:table-cell>
          <table:table-cell office:value-type="float" office:value="1.0360422825152">
            <text:p>1.0360422825</text:p>
          </table:table-cell>
          <table:table-cell office:value-type="float" office:value="1.15349946493348">
            <text:p>1.1534994649</text:p>
          </table:table-cell>
          <table:table-cell office:value-type="float" office:value="1.17968960501797">
            <text:p>1.179689605</text:p>
          </table:table-cell>
          <table:table-cell office:value-type="float" office:value="0">
            <text:p>0</text:p>
          </table:table-cell>
          <table:table-cell office:value-type="float" office:value="16.5279357104623">
            <text:p>16.5279357105</text:p>
          </table:table-cell>
          <table:table-cell office:value-type="float" office:value="14.2225036561744">
            <text:p>14.222503656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314">
            <text:p>10314</text:p>
          </table:table-cell>
          <table:table-cell office:value-type="float" office:value="15628">
            <text:p>15628</text:p>
          </table:table-cell>
          <table:table-cell office:value-type="float" office:value="26412">
            <text:p>26412</text:p>
          </table:table-cell>
          <table:table-cell office:value-type="float" office:value="111.25">
            <text:p>111.25</text:p>
          </table:table-cell>
          <table:table-cell office:value-type="float" office:value="815.25">
            <text:p>815.25</text:p>
          </table:table-cell>
          <table:table-cell office:value-type="float" office:value="1233.75">
            <text:p>1233.75</text:p>
          </table:table-cell>
          <table:table-cell office:value-type="float" office:value="0.0107863098700795">
            <text:p>0.0107863099</text:p>
          </table:table-cell>
          <table:table-cell office:value-type="float" office:value="0.0521659841310468">
            <text:p>0.0521659841</text:p>
          </table:table-cell>
          <table:table-cell office:value-type="float" office:value="0.0467117219445706">
            <text:p>0.0467117219</text:p>
          </table:table-cell>
          <table:table-cell office:value-type="float" office:value="1.03798011972728">
            <text:p>1.0379801197</text:p>
          </table:table-cell>
          <table:table-cell office:value-type="float" office:value="1.18791467266337">
            <text:p>1.1879146727</text:p>
          </table:table-cell>
          <table:table-cell office:value-type="float" office:value="1.16776771734137">
            <text:p>1.1677677173</text:p>
          </table:table-cell>
          <table:table-cell office:value-type="float" office:value="0">
            <text:p>0</text:p>
          </table:table-cell>
          <table:table-cell office:value-type="float" office:value="13.6309767035129">
            <text:p>13.6309767035</text:p>
          </table:table-cell>
          <table:table-cell office:value-type="float" office:value="15.18276405189">
            <text:p>15.18276405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10576">
            <text:p>10576</text:p>
          </table:table-cell>
          <table:table-cell office:value-type="float" office:value="16027">
            <text:p>16027</text:p>
          </table:table-cell>
          <table:table-cell office:value-type="float" office:value="27273">
            <text:p>27273</text:p>
          </table:table-cell>
          <table:table-cell office:value-type="float" office:value="112.25">
            <text:p>112.25</text:p>
          </table:table-cell>
          <table:table-cell office:value-type="float" office:value="797">
            <text:p>797</text:p>
          </table:table-cell>
          <table:table-cell office:value-type="float" office:value="1485.125">
            <text:p>1485.125</text:p>
          </table:table-cell>
          <table:table-cell office:value-type="float" office:value="0.0106136535552194">
            <text:p>0.0106136536</text:p>
          </table:table-cell>
          <table:table-cell office:value-type="float" office:value="0.0497285830161602">
            <text:p>0.049728583</text:p>
          </table:table-cell>
          <table:table-cell office:value-type="float" office:value="0.0544540387929454">
            <text:p>0.0544540388</text:p>
          </table:table-cell>
          <table:table-cell office:value-type="float" office:value="1.03736858074118">
            <text:p>1.0373685807</text:p>
          </table:table-cell>
          <table:table-cell office:value-type="float" office:value="1.1788969872154">
            <text:p>1.1788969872</text:p>
          </table:table-cell>
          <table:table-cell office:value-type="float" office:value="1.1964010107634">
            <text:p>1.1964010108</text:p>
          </table:table-cell>
          <table:table-cell office:value-type="float" office:value="0">
            <text:p>0</text:p>
          </table:table-cell>
          <table:table-cell office:value-type="float" office:value="14.2823775081457">
            <text:p>14.2823775081</text:p>
          </table:table-cell>
          <table:table-cell office:value-type="float" office:value="13.0725425977618">
            <text:p>13.072542597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6874">
            <text:p>16874</text:p>
          </table:table-cell>
          <table:table-cell office:value-type="float" office:value="28928">
            <text:p>28928</text:p>
          </table:table-cell>
          <table:table-cell office:value-type="float" office:value="230">
            <text:p>230</text:p>
          </table:table-cell>
          <table:table-cell office:value-type="float" office:value="939.25">
            <text:p>939.25</text:p>
          </table:table-cell>
          <table:table-cell office:value-type="float" office:value="1584.25">
            <text:p>1584.25</text:p>
          </table:table-cell>
          <table:table-cell office:value-type="float" office:value="0.021978021978022">
            <text:p>0.021978022</text:p>
          </table:table-cell>
          <table:table-cell office:value-type="float" office:value="0.0556625577812018">
            <text:p>0.0556625578</text:p>
          </table:table-cell>
          <table:table-cell office:value-type="float" office:value="0.0547652793141593">
            <text:p>0.0547652793</text:p>
          </table:table-cell>
          <table:table-cell office:value-type="float" office:value="1.07786982248521">
            <text:p>1.0778698225</text:p>
          </table:table-cell>
          <table:table-cell office:value-type="float" office:value="1.20089166009815">
            <text:p>1.2008916601</text:p>
          </table:table-cell>
          <table:table-cell office:value-type="float" office:value="1.19755697980354">
            <text:p>1.1975569798</text:p>
          </table:table-cell>
          <table:table-cell office:value-type="float" office:value="31.883514564779">
            <text:p>31.8835145648</text:p>
          </table:table-cell>
          <table:table-cell office:value-type="float" office:value="12.7961097615966">
            <text:p>12.7961097616</text:p>
          </table:table-cell>
          <table:table-cell office:value-type="float" office:value="13.0001842726951">
            <text:p>13.000184272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553">
            <text:p>17553</text:p>
          </table:table-cell>
          <table:table-cell office:value-type="float" office:value="30330">
            <text:p>30330</text:p>
          </table:table-cell>
          <table:table-cell office:value-type="float" office:value="403.75">
            <text:p>403.75</text:p>
          </table:table-cell>
          <table:table-cell office:value-type="float" office:value="822.125">
            <text:p>822.125</text:p>
          </table:table-cell>
          <table:table-cell office:value-type="float" office:value="1339.625">
            <text:p>1339.625</text:p>
          </table:table-cell>
          <table:table-cell office:value-type="float" office:value="0.0365120274914089">
            <text:p>0.0365120275</text:p>
          </table:table-cell>
          <table:table-cell office:value-type="float" office:value="0.0468367230672819">
            <text:p>0.0468367231</text:p>
          </table:table-cell>
          <table:table-cell office:value-type="float" office:value="0.0441683151994725">
            <text:p>0.0441683152</text:p>
          </table:table-cell>
          <table:table-cell office:value-type="float" office:value="1.13040502739694">
            <text:p>1.1304050274</text:p>
          </table:table-cell>
          <table:table-cell office:value-type="float" office:value="1.16822814084574">
            <text:p>1.1682281408</text:p>
          </table:table-cell>
          <table:table-cell office:value-type="float" office:value="1.15841274973057">
            <text:p>1.1584127497</text:p>
          </table:table-cell>
          <table:table-cell office:value-type="float" office:value="19.3285802818885">
            <text:p>19.3285802819</text:p>
          </table:table-cell>
          <table:table-cell office:value-type="float" office:value="15.1431542543083">
            <text:p>15.1431542543</text:p>
          </table:table-cell>
          <table:table-cell office:value-type="float" office:value="16.0373898132169">
            <text:p>16.037389813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530">
            <text:p>18530</text:p>
          </table:table-cell>
          <table:table-cell office:value-type="float" office:value="31407">
            <text:p>31407</text:p>
          </table:table-cell>
          <table:table-cell office:value-type="float" office:value="424.875">
            <text:p>424.875</text:p>
          </table:table-cell>
          <table:table-cell office:value-type="float" office:value="992">
            <text:p>992</text:p>
          </table:table-cell>
          <table:table-cell office:value-type="float" office:value="852.375">
            <text:p>852.375</text:p>
          </table:table-cell>
          <table:table-cell office:value-type="float" office:value="0.0378541518175339">
            <text:p>0.0378541518</text:p>
          </table:table-cell>
          <table:table-cell office:value-type="float" office:value="0.0535348084187804">
            <text:p>0.0535348084</text:p>
          </table:table-cell>
          <table:table-cell office:value-type="float" office:value="0.0271396503964084">
            <text:p>0.0271396504</text:p>
          </table:table-cell>
          <table:table-cell office:value-type="float" office:value="1.13529808750863">
            <text:p>1.1352980875</text:p>
          </table:table-cell>
          <table:table-cell office:value-type="float" office:value="1.1929891418621">
            <text:p>1.1929891419</text:p>
          </table:table-cell>
          <table:table-cell office:value-type="float" office:value="1.09643243520976">
            <text:p>1.0964324352</text:p>
          </table:table-cell>
          <table:table-cell office:value-type="float" office:value="18.65542235902">
            <text:p>18.655422359</text:p>
          </table:table-cell>
          <table:table-cell office:value-type="float" office:value="13.2911594073501">
            <text:p>13.2911594074</text:p>
          </table:table-cell>
          <table:table-cell office:value-type="float" office:value="25.8850456274694">
            <text:p>25.885045627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10948">
            <text:p>10948</text:p>
          </table:table-cell>
          <table:table-cell office:value-type="float" office:value="19122">
            <text:p>19122</text:p>
          </table:table-cell>
          <table:table-cell office:value-type="float" office:value="32897">
            <text:p>32897</text:p>
          </table:table-cell>
          <table:table-cell office:value-type="float" office:value="526.75">
            <text:p>526.75</text:p>
          </table:table-cell>
          <table:table-cell office:value-type="float" office:value="1050.75">
            <text:p>1050.75</text:p>
          </table:table-cell>
          <table:table-cell office:value-type="float" office:value="523.875">
            <text:p>523.875</text:p>
          </table:table-cell>
          <table:table-cell office:value-type="float" office:value="0.048113810741688">
            <text:p>0.0481138107</text:p>
          </table:table-cell>
          <table:table-cell office:value-type="float" office:value="0.0549497960464387">
            <text:p>0.054949796</text:p>
          </table:table-cell>
          <table:table-cell office:value-type="float" office:value="0.0159247043803386">
            <text:p>0.0159247044</text:p>
          </table:table-cell>
          <table:table-cell office:value-type="float" office:value="1.17293561761272">
            <text:p>1.1729356176</text:p>
          </table:table-cell>
          <table:table-cell office:value-type="float" office:value="1.1982424671302">
            <text:p>1.1982424671</text:p>
          </table:table-cell>
          <table:table-cell office:value-type="float" office:value="1.056233513902">
            <text:p>1.0562335139</text:p>
          </table:table-cell>
          <table:table-cell office:value-type="float" office:value="14.7502671613234">
            <text:p>14.7502671613</text:p>
          </table:table-cell>
          <table:table-cell office:value-type="float" office:value="12.9576740828172">
            <text:p>12.9576740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202">
            <text:p>20202</text:p>
          </table:table-cell>
          <table:table-cell office:value-type="float" office:value="34709">
            <text:p>34709</text:p>
          </table:table-cell>
          <table:table-cell office:value-type="float" office:value="605.75">
            <text:p>605.75</text:p>
          </table:table-cell>
          <table:table-cell office:value-type="float" office:value="1083">
            <text:p>1083</text:p>
          </table:table-cell>
          <table:table-cell office:value-type="float" office:value="162">
            <text:p>162</text:p>
          </table:table-cell>
          <table:table-cell office:value-type="float" office:value="0.0518399657680787">
            <text:p>0.0518399658</text:p>
          </table:table-cell>
          <table:table-cell office:value-type="float" office:value="0.0536085536085536">
            <text:p>0.0536085536</text:p>
          </table:table-cell>
          <table:table-cell office:value-type="float" office:value="0.00466737733729004">
            <text:p>0.0046673773</text:p>
          </table:table-cell>
          <table:table-cell office:value-type="float" office:value="1.18670714900791">
            <text:p>1.186707149</text:p>
          </table:table-cell>
          <table:table-cell office:value-type="float" office:value="1.19326273658914">
            <text:p>1.1932627366</text:p>
          </table:table-cell>
          <table:table-cell office:value-type="float" office:value="1.01637851812648">
            <text:p>1.0163785181</text:p>
          </table:table-cell>
          <table:table-cell office:value-type="float" office:value="13.71455786918">
            <text:p>13.7145578692</text:p>
          </table:table-cell>
          <table:table-cell office:value-type="float" office:value="13.2733443437979">
            <text:p>13.2733443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357">
            <text:p>21357</text:p>
          </table:table-cell>
          <table:table-cell office:value-type="float" office:value="35310">
            <text:p>35310</text:p>
          </table:table-cell>
          <table:table-cell office:value-type="float" office:value="647">
            <text:p>647</text:p>
          </table:table-cell>
          <table:table-cell office:value-type="float" office:value="968.25">
            <text:p>968.25</text:p>
          </table:table-cell>
          <table:table-cell office:value-type="float" office:value="-98.25">
            <text:p>-98.25</text:p>
          </table:table-cell>
          <table:table-cell office:value-type="float" office:value="0.0503501945525292">
            <text:p>0.0503501946</text:p>
          </table:table-cell>
          <table:table-cell office:value-type="float" office:value="0.0453364236550077">
            <text:p>0.0453364237</text:p>
          </table:table-cell>
          <table:table-cell office:value-type="float" office:value="-0.00278249787595582">
            <text:p>-0.0027824979</text:p>
          </table:table-cell>
          <table:table-cell office:value-type="float" office:value="1.18119455943315">
            <text:p>1.1811945594</text:p>
          </table:table-cell>
          <table:table-cell office:value-type="float" office:value="1.16270604975979">
            <text:p>1.1627060498</text:p>
          </table:table-cell>
          <table:table-cell office:value-type="float" office:value="0.990276432331237">
            <text:p>0.9902764323</text:p>
          </table:table-cell>
          <table:table-cell office:value-type="float" office:value="14.1102605867564">
            <text:p>14.1102605868</text:p>
          </table:table-cell>
          <table:table-cell office:value-type="float" office:value="15.6329816706801">
            <text:p>15.6329816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356">
            <text:p>22356</text:p>
          </table:table-cell>
          <table:table-cell office:value-type="float" office:value="32866">
            <text:p>32866</text:p>
          </table:table-cell>
          <table:table-cell office:value-type="float" office:value="679.5">
            <text:p>679.5</text:p>
          </table:table-cell>
          <table:table-cell office:value-type="float" office:value="717.75">
            <text:p>717.75</text:p>
          </table:table-cell>
          <table:table-cell office:value-type="float" office:value="-191.25">
            <text:p>-191.25</text:p>
          </table:table-cell>
          <table:table-cell office:value-type="float" office:value="0.0493141737426519">
            <text:p>0.0493141737</text:p>
          </table:table-cell>
          <table:table-cell office:value-type="float" office:value="0.0321054750402576">
            <text:p>0.032105475</text:p>
          </table:table-cell>
          <table:table-cell office:value-type="float" office:value="-0.0058190835513905">
            <text:p>-0.0058190836</text:p>
          </table:table-cell>
          <table:table-cell office:value-type="float" office:value="1.17736610805385">
            <text:p>1.1773661081</text:p>
          </table:table-cell>
          <table:table-cell office:value-type="float" office:value="1.11438945523492">
            <text:p>1.1143894552</text:p>
          </table:table-cell>
          <table:table-cell office:value-type="float" office:value="0.979699576567554">
            <text:p>0.9796995766</text:p>
          </table:table-cell>
          <table:table-cell office:value-type="float" office:value="14.3995327237675">
            <text:p>14.3995327238</text:p>
          </table:table-cell>
          <table:table-cell office:value-type="float" office:value="21.9344360135868">
            <text:p>21.9344360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524">
            <text:p>22524</text:p>
          </table:table-cell>
          <table:table-cell office:value-type="float" office:value="32094">
            <text:p>32094</text:p>
          </table:table-cell>
          <table:table-cell office:value-type="float" office:value="794.25">
            <text:p>794.25</text:p>
          </table:table-cell>
          <table:table-cell office:value-type="float" office:value="299">
            <text:p>299</text:p>
          </table:table-cell>
          <table:table-cell office:value-type="float" office:value="473.875">
            <text:p>473.875</text:p>
          </table:table-cell>
          <table:table-cell office:value-type="float" office:value="0.0537018255578093">
            <text:p>0.0537018256</text:p>
          </table:table-cell>
          <table:table-cell office:value-type="float" office:value="0.0132747291777659">
            <text:p>0.0132747292</text:p>
          </table:table-cell>
          <table:table-cell office:value-type="float" office:value="0.0147652209135664">
            <text:p>0.0147652209</text:p>
          </table:table-cell>
          <table:table-cell office:value-type="float" office:value="1.19360880614609">
            <text:p>1.1936088061</text:p>
          </table:table-cell>
          <table:table-cell office:value-type="float" office:value="1.04680694025428">
            <text:p>1.0468069403</text:p>
          </table:table-cell>
          <table:table-cell office:value-type="float" office:value="1.05210557622479">
            <text:p>1.0521055762</text:p>
          </table:table-cell>
          <table:table-cell office:value-type="float" office:value="13.2508821466679">
            <text:p>13.25088214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20">
            <text:p>22020</text:p>
          </table:table-cell>
          <table:table-cell office:value-type="float" office:value="33743">
            <text:p>33743</text:p>
          </table:table-cell>
          <table:table-cell office:value-type="float" office:value="818.125">
            <text:p>818.125</text:p>
          </table:table-cell>
          <table:table-cell office:value-type="float" office:value="-114.25">
            <text:p>-114.25</text:p>
          </table:table-cell>
          <table:table-cell office:value-type="float" office:value="174.25">
            <text:p>174.25</text:p>
          </table:table-cell>
          <table:table-cell office:value-type="float" office:value="0.0529188227684347">
            <text:p>0.0529188228</text:p>
          </table:table-cell>
          <table:table-cell office:value-type="float" office:value="-0.00518846503178928">
            <text:p>-0.005188465</text:p>
          </table:table-cell>
          <table:table-cell office:value-type="float" office:value="0.0051640340218712">
            <text:p>0.005164034</text:p>
          </table:table-cell>
          <table:table-cell office:value-type="float" office:value="1.19070466722379">
            <text:p>1.1907046672</text:p>
          </table:table-cell>
          <table:table-cell office:value-type="float" office:value="0.981893135920734">
            <text:p>0.9818931359</text:p>
          </table:table-cell>
          <table:table-cell office:value-type="float" office:value="1.01812638688141">
            <text:p>1.0181263869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391">
            <text:p>21391</text:p>
          </table:table-cell>
          <table:table-cell office:value-type="float" office:value="34188">
            <text:p>34188</text:p>
          </table:table-cell>
          <table:table-cell office:value-type="float" office:value="688.75">
            <text:p>688.75</text:p>
          </table:table-cell>
          <table:table-cell office:value-type="float" office:value="-59.625">
            <text:p>-59.625</text:p>
          </table:table-cell>
          <table:table-cell office:value-type="float" office:value="-129.5">
            <text:p>-129.5</text:p>
          </table:table-cell>
          <table:table-cell office:value-type="float" office:value="0.0424263890599975">
            <text:p>0.0424263891</text:p>
          </table:table-cell>
          <table:table-cell office:value-type="float" office:value="-0.00278738721892385">
            <text:p>-0.0027873872</text:p>
          </table:table-cell>
          <table:table-cell office:value-type="float" office:value="-0.00378787878787879">
            <text:p>-0.0037878788</text:p>
          </table:table-cell>
          <table:table-cell office:value-type="float" office:value="1.15202035874779">
            <text:p>1.1520203587</text:p>
          </table:table-cell>
          <table:table-cell office:value-type="float" office:value="0.990259373007683">
            <text:p>0.990259373</text:p>
          </table:table-cell>
          <table:table-cell office:value-type="float" office:value="0.986770546372819">
            <text:p>0.9867705464</text:p>
          </table:table-cell>
          <table:table-cell office:value-type="float" office:value="16.6818161591176">
            <text:p>16.68181615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074">
            <text:p>22074</text:p>
          </table:table-cell>
          <table:table-cell office:value-type="float" office:value="32497">
            <text:p>32497</text:p>
          </table:table-cell>
          <table:table-cell office:value-type="float" office:value="-137.5">
            <text:p>-137.5</text:p>
          </table:table-cell>
          <table:table-cell office:value-type="float" office:value="633.25">
            <text:p>633.25</text:p>
          </table:table-cell>
          <table:table-cell office:value-type="float" office:value="-179.875">
            <text:p>-179.875</text:p>
          </table:table-cell>
          <table:table-cell office:value-type="float" office:value="-0.00826322115384615">
            <text:p>-0.0082632212</text:p>
          </table:table-cell>
          <table:table-cell office:value-type="float" office:value="0.0286875962671016">
            <text:p>0.0286875963</text:p>
          </table:table-cell>
          <table:table-cell office:value-type="float" office:value="-0.00553512631935256">
            <text:p>-0.0055351263</text:p>
          </table:table-cell>
          <table:table-cell office:value-type="float" office:value="0.97121255637626">
            <text:p>0.9712125564</text:p>
          </table:table-cell>
          <table:table-cell office:value-type="float" office:value="1.10201962416684">
            <text:p>1.1020196242</text:p>
          </table:table-cell>
          <table:table-cell office:value-type="float" office:value="0.980687107624074">
            <text:p>0.9806871076</text:p>
          </table:table-cell>
          <table:table-cell office:value-type="float" office:value="0">
            <text:p>0</text:p>
          </table:table-cell>
          <table:table-cell office:value-type="float" office:value="24.5068520166701">
            <text:p>24.5068520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496">
            <text:p>22496</text:p>
          </table:table-cell>
          <table:table-cell office:value-type="float" office:value="31941">
            <text:p>31941</text:p>
          </table:table-cell>
          <table:table-cell office:value-type="float" office:value="-121">
            <text:p>-121</text:p>
          </table:table-cell>
          <table:table-cell office:value-type="float" office:value="-45.25">
            <text:p>-45.25</text:p>
          </table:table-cell>
          <table:table-cell office:value-type="float" office:value="-69.875">
            <text:p>-69.875</text:p>
          </table:table-cell>
          <table:table-cell office:value-type="float" office:value="-0.00718015665796345">
            <text:p>-0.0071801567</text:p>
          </table:table-cell>
          <table:table-cell office:value-type="float" office:value="-0.00201146870554765">
            <text:p>-0.0020114687</text:p>
          </table:table-cell>
          <table:table-cell office:value-type="float" office:value="-0.00218762718762719">
            <text:p>-0.0021876272</text:p>
          </table:table-cell>
          <table:table-cell office:value-type="float" office:value="0.974970498810408">
            <text:p>0.9749704988</text:p>
          </table:table-cell>
          <table:table-cell office:value-type="float" office:value="0.992967789703036">
            <text:p>0.9929677897</text:p>
          </table:table-cell>
          <table:table-cell office:value-type="float" office:value="0.99235268484022">
            <text:p>0.99235268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578">
            <text:p>23578</text:p>
          </table:table-cell>
          <table:table-cell office:value-type="float" office:value="33867">
            <text:p>33867</text:p>
          </table:table-cell>
          <table:table-cell office:value-type="float" office:value="-66.375">
            <text:p>-66.375</text:p>
          </table:table-cell>
          <table:table-cell office:value-type="float" office:value="97.5">
            <text:p>97.5</text:p>
          </table:table-cell>
          <table:table-cell office:value-type="float" office:value="29.5">
            <text:p>29.5</text:p>
          </table:table-cell>
          <table:table-cell office:value-type="float" office:value="-0.00406211750305998">
            <text:p>-0.0040621175</text:p>
          </table:table-cell>
          <table:table-cell office:value-type="float" office:value="0.00413521078971923">
            <text:p>0.0041352108</text:p>
          </table:table-cell>
          <table:table-cell office:value-type="float" office:value="0.000871054418755721">
            <text:p>0.0008710544</text:p>
          </table:table-cell>
          <table:table-cell office:value-type="float" office:value="0.985814930304563">
            <text:p>0.9858149303</text:p>
          </table:table-cell>
          <table:table-cell office:value-type="float" office:value="1.01450675370184">
            <text:p>1.0145067537</text:p>
          </table:table-cell>
          <table:table-cell office:value-type="float" office:value="1.00305017758781">
            <text:p>1.0030501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906">
            <text:p>23906</text:p>
          </table:table-cell>
          <table:table-cell office:value-type="float" office:value="34343">
            <text:p>34343</text:p>
          </table:table-cell>
          <table:table-cell office:value-type="float" office:value="-111">
            <text:p>-111</text:p>
          </table:table-cell>
          <table:table-cell office:value-type="float" office:value="-123.375">
            <text:p>-123.375</text:p>
          </table:table-cell>
          <table:table-cell office:value-type="float" office:value="180.5">
            <text:p>180.5</text:p>
          </table:table-cell>
          <table:table-cell office:value-type="float" office:value="-0.00701643489254109">
            <text:p>-0.0070164349</text:p>
          </table:table-cell>
          <table:table-cell office:value-type="float" office:value="-0.00516083828327616">
            <text:p>-0.0051608383</text:p>
          </table:table-cell>
          <table:table-cell office:value-type="float" office:value="0.00525580176455173">
            <text:p>0.0052558018</text:p>
          </table:table-cell>
          <table:table-cell office:value-type="float" office:value="0.975538969378965">
            <text:p>0.9755389694</text:p>
          </table:table-cell>
          <table:table-cell office:value-type="float" office:value="0.981989269142034">
            <text:p>0.9819892691</text:p>
          </table:table-cell>
          <table:table-cell office:value-type="float" office:value="1.01844944814222">
            <text:p>1.0184494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345">
            <text:p>22345</text:p>
          </table:table-cell>
          <table:table-cell office:value-type="float" office:value="31730">
            <text:p>31730</text:p>
          </table:table-cell>
          <table:table-cell office:value-type="float" office:value="-118">
            <text:p>-118</text:p>
          </table:table-cell>
          <table:table-cell office:value-type="float" office:value="175.875">
            <text:p>175.875</text:p>
          </table:table-cell>
          <table:table-cell office:value-type="float" office:value="241.75">
            <text:p>241.75</text:p>
          </table:table-cell>
          <table:table-cell office:value-type="float" office:value="-0.00728619944427292">
            <text:p>-0.0072861994</text:p>
          </table:table-cell>
          <table:table-cell office:value-type="float" office:value="0.00787088834191094">
            <text:p>0.0078708883</text:p>
          </table:table-cell>
          <table:table-cell office:value-type="float" office:value="0.00761897258115348">
            <text:p>0.0076189726</text:p>
          </table:table-cell>
          <table:table-cell office:value-type="float" office:value="0.974602355801634">
            <text:p>0.9746023558</text:p>
          </table:table-cell>
          <table:table-cell office:value-type="float" office:value="1.02766953292794">
            <text:p>1.0276695329</text:p>
          </table:table-cell>
          <table:table-cell office:value-type="float" office:value="1.02678017957069">
            <text:p>1.0267801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894">
            <text:p>21894</text:p>
          </table:table-cell>
          <table:table-cell office:value-type="float" office:value="31468">
            <text:p>31468</text:p>
          </table:table-cell>
          <table:table-cell office:value-type="float" office:value="-94">
            <text:p>-94</text:p>
          </table:table-cell>
          <table:table-cell office:value-type="float" office:value="-85.75">
            <text:p>-85.75</text:p>
          </table:table-cell>
          <table:table-cell office:value-type="float" office:value="-113.5">
            <text:p>-113.5</text:p>
          </table:table-cell>
          <table:table-cell office:value-type="float" office:value="-0.00574221136224801">
            <text:p>-0.0057422114</text:p>
          </table:table-cell>
          <table:table-cell office:value-type="float" office:value="-0.00391659815474559">
            <text:p>-0.0039165982</text:p>
          </table:table-cell>
          <table:table-cell office:value-type="float" office:value="-0.00360683869327571">
            <text:p>-0.0036068387</text:p>
          </table:table-cell>
          <table:table-cell office:value-type="float" office:value="0.979966887295136">
            <text:p>0.9799668873</text:p>
          </table:table-cell>
          <table:table-cell office:value-type="float" office:value="0.986321972350958">
            <text:p>0.9863219724</text:p>
          </table:table-cell>
          <table:table-cell office:value-type="float" office:value="0.987401562772839">
            <text:p>0.9874015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2146">
            <text:p>22146</text:p>
          </table:table-cell>
          <table:table-cell office:value-type="float" office:value="32593">
            <text:p>32593</text:p>
          </table:table-cell>
          <table:table-cell office:value-type="float" office:value="-66.875">
            <text:p>-66.875</text:p>
          </table:table-cell>
          <table:table-cell office:value-type="float" office:value="-170.875">
            <text:p>-170.875</text:p>
          </table:table-cell>
          <table:table-cell office:value-type="float" office:value="2.75">
            <text:p>2.75</text:p>
          </table:table-cell>
          <table:table-cell office:value-type="float" office:value="-0.00419042546525472">
            <text:p>-0.0041904255</text:p>
          </table:table-cell>
          <table:table-cell office:value-type="float" office:value="-0.00771584033233993">
            <text:p>-0.0077158403</text:p>
          </table:table-cell>
          <table:table-cell table:style-name="ce17" office:value-type="float" office:value="0.0000843739453256834">
            <text:p>8.44E-005</text:p>
          </table:table-cell>
          <table:table-cell office:value-type="float" office:value="0.985367927816145">
            <text:p>0.9853679278</text:p>
          </table:table-cell>
          <table:table-cell office:value-type="float" office:value="0.973111245853197">
            <text:p>0.9731112459</text:p>
          </table:table-cell>
          <table:table-cell office:value-type="float" office:value="1.00029532276181">
            <text:p>1.00029532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2240">
            <text:p>22240</text:p>
          </table:table-cell>
          <table:table-cell office:value-type="float" office:value="33079">
            <text:p>33079</text:p>
          </table:table-cell>
          <table:table-cell office:value-type="float" office:value="-66.125">
            <text:p>-66.125</text:p>
          </table:table-cell>
          <table:table-cell office:value-type="float" office:value="-425.875">
            <text:p>-425.875</text:p>
          </table:table-cell>
          <table:table-cell office:value-type="float" office:value="173.125">
            <text:p>173.125</text:p>
          </table:table-cell>
          <table:table-cell office:value-type="float" office:value="-0.00427772027429163">
            <text:p>-0.0042777203</text:p>
          </table:table-cell>
          <table:table-cell office:value-type="float" office:value="-0.0191490557553957">
            <text:p>-0.0191490558</text:p>
          </table:table-cell>
          <table:table-cell office:value-type="float" office:value="0.00523368300129992">
            <text:p>0.005233683</text:p>
          </table:table-cell>
          <table:table-cell office:value-type="float" office:value="0.98506384486584">
            <text:p>0.9850638449</text:p>
          </table:table-cell>
          <table:table-cell office:value-type="float" office:value="0.933697010075309">
            <text:p>0.9336970101</text:p>
          </table:table-cell>
          <table:table-cell office:value-type="float" office:value="1.01837157772256">
            <text:p>1.0183715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2065">
            <text:p>22065</text:p>
          </table:table-cell>
          <table:table-cell office:value-type="float" office:value="31811">
            <text:p>31811</text:p>
          </table:table-cell>
          <table:table-cell office:value-type="float" office:value="-124">
            <text:p>-124</text:p>
          </table:table-cell>
          <table:table-cell office:value-type="float" office:value="152.375">
            <text:p>152.375</text:p>
          </table:table-cell>
          <table:table-cell office:value-type="float" office:value="-523.25">
            <text:p>-523.25</text:p>
          </table:table-cell>
          <table:table-cell office:value-type="float" office:value="-0.00791119050657139">
            <text:p>-0.0079111905</text:p>
          </table:table-cell>
          <table:table-cell office:value-type="float" office:value="0.00690573306140947">
            <text:p>0.0069057331</text:p>
          </table:table-cell>
          <table:table-cell office:value-type="float" office:value="-0.0164487127094401">
            <text:p>-0.0164487127</text:p>
          </table:table-cell>
          <table:table-cell office:value-type="float" office:value="0.972433503620053">
            <text:p>0.9724335036</text:p>
          </table:table-cell>
          <table:table-cell office:value-type="float" office:value="1.0242635364472">
            <text:p>1.0242635364</text:p>
          </table:table-cell>
          <table:table-cell office:value-type="float" office:value="0.942959803410563">
            <text:p>0.94295980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985">
            <text:p>21985</text:p>
          </table:table-cell>
          <table:table-cell office:value-type="float" office:value="35661">
            <text:p>35661</text:p>
          </table:table-cell>
          <table:table-cell office:value-type="float" office:value="238.75">
            <text:p>238.75</text:p>
          </table:table-cell>
          <table:table-cell office:value-type="float" office:value="-60.125">
            <text:p>-60.125</text:p>
          </table:table-cell>
          <table:table-cell office:value-type="float" office:value="-317.125">
            <text:p>-317.125</text:p>
          </table:table-cell>
          <table:table-cell office:value-type="float" office:value="0.0145357686453577">
            <text:p>0.0145357686</text:p>
          </table:table-cell>
          <table:table-cell office:value-type="float" office:value="-0.00273481919490562">
            <text:p>-0.0027348192</text:p>
          </table:table-cell>
          <table:table-cell office:value-type="float" office:value="-0.00889276800987073">
            <text:p>-0.008892768</text:p>
          </table:table-cell>
          <table:table-cell office:value-type="float" office:value="1.05128931585617">
            <text:p>1.0512893159</text:p>
          </table:table-cell>
          <table:table-cell office:value-type="float" office:value="0.990442792120447">
            <text:p>0.9904427921</text:p>
          </table:table-cell>
          <table:table-cell office:value-type="float" office:value="0.969030311358292">
            <text:p>0.96903031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6500">
            <text:p>16500</text:p>
          </table:table-cell>
          <table:table-cell office:value-type="float" office:value="22880">
            <text:p>22880</text:p>
          </table:table-cell>
          <table:table-cell office:value-type="float" office:value="32590">
            <text:p>32590</text:p>
          </table:table-cell>
          <table:table-cell office:value-type="float" office:value="-125.625">
            <text:p>-125.625</text:p>
          </table:table-cell>
          <table:table-cell office:value-type="float" office:value="-530.625">
            <text:p>-530.625</text:p>
          </table:table-cell>
          <table:table-cell office:value-type="float" office:value="-400.25">
            <text:p>-400.25</text:p>
          </table:table-cell>
          <table:table-cell office:value-type="float" office:value="-0.00761363636363636">
            <text:p>-0.0076136364</text:p>
          </table:table-cell>
          <table:table-cell office:value-type="float" office:value="-0.0231916520979021">
            <text:p>-0.0231916521</text:p>
          </table:table-cell>
          <table:table-cell office:value-type="float" office:value="-0.0122813746548021">
            <text:p>-0.0122813747</text:p>
          </table:table-cell>
          <table:table-cell office:value-type="float" office:value="0.973465888946281">
            <text:p>0.9734658889</text:p>
          </table:table-cell>
          <table:table-cell office:value-type="float" office:value="0.919883409002322">
            <text:p>0.919883409</text:p>
          </table:table-cell>
          <table:table-cell office:value-type="float" office:value="0.957310819748479">
            <text:p>0.9573108197</text:p>
          </table:table-cell>
          <table:table-cell office:value-type="float" office:value="0">
            <text:p>0</text:p>
          </table:table-cell>
          <table:table-cell office:value-type="float" office:value="-29.5398590108837">
            <text:p>-29.5398590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574">
            <text:p>16574</text:p>
          </table:table-cell>
          <table:table-cell office:value-type="float" office:value="21617">
            <text:p>21617</text:p>
          </table:table-cell>
          <table:table-cell office:value-type="float" office:value="32321">
            <text:p>32321</text:p>
          </table:table-cell>
          <table:table-cell office:value-type="float" office:value="-488.75">
            <text:p>-488.75</text:p>
          </table:table-cell>
          <table:table-cell office:value-type="float" office:value="-367.625">
            <text:p>-367.625</text:p>
          </table:table-cell>
          <table:table-cell office:value-type="float" office:value="176">
            <text:p>176</text:p>
          </table:table-cell>
          <table:table-cell office:value-type="float" office:value="-0.0294889586098709">
            <text:p>-0.0294889586</text:p>
          </table:table-cell>
          <table:table-cell office:value-type="float" office:value="-0.0170062913447749">
            <text:p>-0.0170062913</text:p>
          </table:table-cell>
          <table:table-cell office:value-type="float" office:value="0.00544537607128492">
            <text:p>0.0054453761</text:p>
          </table:table-cell>
          <table:table-cell office:value-type="float" office:value="0.898493058278045">
            <text:p>0.8984930583</text:p>
          </table:table-cell>
          <table:table-cell office:value-type="float" office:value="0.941044839626082">
            <text:p>0.9410448396</text:p>
          </table:table-cell>
          <table:table-cell office:value-type="float" office:value="1.01911693440579">
            <text:p>1.0191169344</text:p>
          </table:table-cell>
          <table:table-cell office:value-type="float" office:value="-23.1570097337855">
            <text:p>-23.15700973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4586">
            <text:p>14586</text:p>
          </table:table-cell>
          <table:table-cell office:value-type="float" office:value="21352">
            <text:p>21352</text:p>
          </table:table-cell>
          <table:table-cell office:value-type="float" office:value="30791">
            <text:p>30791</text:p>
          </table:table-cell>
          <table:table-cell office:value-type="float" office:value="-266.25">
            <text:p>-266.25</text:p>
          </table:table-cell>
          <table:table-cell office:value-type="float" office:value="-216.5">
            <text:p>-216.5</text:p>
          </table:table-cell>
          <table:table-cell office:value-type="float" office:value="-560.625">
            <text:p>-560.625</text:p>
          </table:table-cell>
          <table:table-cell office:value-type="float" office:value="-0.0182538050185109">
            <text:p>-0.018253805</text:p>
          </table:table-cell>
          <table:table-cell office:value-type="float" office:value="-0.0101395653802922">
            <text:p>-0.0101395654</text:p>
          </table:table-cell>
          <table:table-cell office:value-type="float" office:value="-0.0182074307427495">
            <text:p>-0.0182074307</text:p>
          </table:table-cell>
          <table:table-cell office:value-type="float" office:value="0.936764757174613">
            <text:p>0.9367647572</text:p>
          </table:table-cell>
          <table:table-cell office:value-type="float" office:value="0.964713030309736">
            <text:p>0.9647130303</text:p>
          </table:table-cell>
          <table:table-cell office:value-type="float" office:value="0.936923753047511">
            <text:p>0.936923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4820">
            <text:p>14820</text:p>
          </table:table-cell>
          <table:table-cell office:value-type="float" office:value="21094">
            <text:p>21094</text:p>
          </table:table-cell>
          <table:table-cell office:value-type="float" office:value="34269">
            <text:p>34269</text:p>
          </table:table-cell>
          <table:table-cell office:value-type="float" office:value="-466.5">
            <text:p>-466.5</text:p>
          </table:table-cell>
          <table:table-cell office:value-type="float" office:value="271.75">
            <text:p>271.75</text:p>
          </table:table-cell>
          <table:table-cell office:value-type="float" office:value="-305.125">
            <text:p>-305.125</text:p>
          </table:table-cell>
          <table:table-cell office:value-type="float" office:value="-0.0314777327935223">
            <text:p>-0.0314777328</text:p>
          </table:table-cell>
          <table:table-cell office:value-type="float" office:value="0.0128828102778041">
            <text:p>0.0128828103</text:p>
          </table:table-cell>
          <table:table-cell office:value-type="float" office:value="-0.00890381977880884">
            <text:p>-0.0089038198</text:p>
          </table:table-cell>
          <table:table-cell office:value-type="float" office:value="0.89176999663984">
            <text:p>0.8917699966</text:p>
          </table:table-cell>
          <table:table-cell office:value-type="float" office:value="1.0454151309016">
            <text:p>1.0454151309</text:p>
          </table:table-cell>
          <table:table-cell office:value-type="float" office:value="0.96899201566721">
            <text:p>0.9689920157</text:p>
          </table:table-cell>
          <table:table-cell office:value-type="float" office:value="-21.6718173891247">
            <text:p>-21.6718173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3728">
            <text:p>13728</text:p>
          </table:table-cell>
          <table:table-cell office:value-type="float" office:value="21086">
            <text:p>21086</text:p>
          </table:table-cell>
          <table:table-cell office:value-type="float" office:value="31685">
            <text:p>31685</text:p>
          </table:table-cell>
          <table:table-cell office:value-type="float" office:value="-436.875">
            <text:p>-436.875</text:p>
          </table:table-cell>
          <table:table-cell office:value-type="float" office:value="-157.375">
            <text:p>-157.375</text:p>
          </table:table-cell>
          <table:table-cell office:value-type="float" office:value="-373">
            <text:p>-373</text:p>
          </table:table-cell>
          <table:table-cell office:value-type="float" office:value="-0.0318236451048951">
            <text:p>-0.0318236451</text:p>
          </table:table-cell>
          <table:table-cell office:value-type="float" office:value="-0.00746348287963578">
            <text:p>-0.0074634829</text:p>
          </table:table-cell>
          <table:table-cell office:value-type="float" office:value="-0.0117721319236232">
            <text:p>-0.0117721319</text:p>
          </table:table-cell>
          <table:table-cell office:value-type="float" office:value="0.890602221132881">
            <text:p>0.8906022211</text:p>
          </table:table-cell>
          <table:table-cell office:value-type="float" office:value="0.973986988931596">
            <text:p>0.9739869889</text:p>
          </table:table-cell>
          <table:table-cell office:value-type="float" office:value="0.959069161123772">
            <text:p>0.9590691611</text:p>
          </table:table-cell>
          <table:table-cell office:value-type="float" office:value="-21.4324441763536">
            <text:p>-21.43244417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3128">
            <text:p>13128</text:p>
          </table:table-cell>
          <table:table-cell office:value-type="float" office:value="20394">
            <text:p>20394</text:p>
          </table:table-cell>
          <table:table-cell office:value-type="float" office:value="29191">
            <text:p>29191</text:p>
          </table:table-cell>
          <table:table-cell office:value-type="float" office:value="-196.75">
            <text:p>-196.75</text:p>
          </table:table-cell>
          <table:table-cell office:value-type="float" office:value="-369.625">
            <text:p>-369.625</text:p>
          </table:table-cell>
          <table:table-cell office:value-type="float" office:value="-578.125">
            <text:p>-578.125</text:p>
          </table:table-cell>
          <table:table-cell office:value-type="float" office:value="-0.0149870505789153">
            <text:p>-0.0149870506</text:p>
          </table:table-cell>
          <table:table-cell office:value-type="float" office:value="-0.0181242031970187">
            <text:p>-0.0181242032</text:p>
          </table:table-cell>
          <table:table-cell office:value-type="float" office:value="-0.0198049056215957">
            <text:p>-0.0198049056</text:p>
          </table:table-cell>
          <table:table-cell office:value-type="float" office:value="0.947985561876504">
            <text:p>0.9479855619</text:p>
          </table:table-cell>
          <table:table-cell office:value-type="float" office:value="0.937209122823827">
            <text:p>0.9372091228</text:p>
          </table:table-cell>
          <table:table-cell office:value-type="float" office:value="0.931451609526308">
            <text:p>0.9314516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4592">
            <text:p>14592</text:p>
          </table:table-cell>
          <table:table-cell office:value-type="float" office:value="19872">
            <text:p>19872</text:p>
          </table:table-cell>
          <table:table-cell office:value-type="float" office:value="30315">
            <text:p>30315</text:p>
          </table:table-cell>
          <table:table-cell office:value-type="float" office:value="-338.25">
            <text:p>-338.25</text:p>
          </table:table-cell>
          <table:table-cell office:value-type="float" office:value="181.125">
            <text:p>181.125</text:p>
          </table:table-cell>
          <table:table-cell office:value-type="float" office:value="-677">
            <text:p>-677</text:p>
          </table:table-cell>
          <table:table-cell office:value-type="float" office:value="-0.0231805098684211">
            <text:p>-0.0231805099</text:p>
          </table:table-cell>
          <table:table-cell office:value-type="float" office:value="0.00911458333333333">
            <text:p>0.0091145833</text:p>
          </table:table-cell>
          <table:table-cell office:value-type="float" office:value="-0.0223321787893782">
            <text:p>-0.0223321788</text:p>
          </table:table-cell>
          <table:table-cell office:value-type="float" office:value="0.919921394094536">
            <text:p>0.9199213941</text:p>
          </table:table-cell>
          <table:table-cell office:value-type="float" office:value="1.03206386990017">
            <text:p>1.0320638699</text:p>
          </table:table-cell>
          <table:table-cell office:value-type="float" office:value="0.922814877607759">
            <text:p>0.9228148776</text:p>
          </table:table-cell>
          <table:table-cell office:value-type="float" office:value="-29.5542259021563">
            <text:p>-29.5542259022</text:p>
          </table:table-cell>
          <table:table-cell office:value-type="float" office:value="0">
            <text:p>0</text:p>
          </table:table-cell>
          <table:table-cell office:value-type="float" office:value="-30.690167305031">
            <text:p>-30.6901673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4952">
            <text:p>14952</text:p>
          </table:table-cell>
          <table:table-cell office:value-type="float" office:value="20704">
            <text:p>20704</text:p>
          </table:table-cell>
          <table:table-cell office:value-type="float" office:value="33260">
            <text:p>33260</text:p>
          </table:table-cell>
          <table:table-cell office:value-type="float" office:value="-463.25">
            <text:p>-463.25</text:p>
          </table:table-cell>
          <table:table-cell office:value-type="float" office:value="204">
            <text:p>204</text:p>
          </table:table-cell>
          <table:table-cell office:value-type="float" office:value="-630.625">
            <text:p>-630.625</text:p>
          </table:table-cell>
          <table:table-cell office:value-type="float" office:value="-0.0309824772605671">
            <text:p>-0.0309824773</text:p>
          </table:table-cell>
          <table:table-cell office:value-type="float" office:value="0.0098531684698609">
            <text:p>0.0098531685</text:p>
          </table:table-cell>
          <table:table-cell office:value-type="float" office:value="-0.018960463018641">
            <text:p>-0.018960463</text:p>
          </table:table-cell>
          <table:table-cell office:value-type="float" office:value="0.89344276082653">
            <text:p>0.8934427608</text:p>
          </table:table-cell>
          <table:table-cell office:value-type="float" office:value="1.03467637610515">
            <text:p>1.0346763761</text:p>
          </table:table-cell>
          <table:table-cell office:value-type="float" office:value="0.934342997784204">
            <text:p>0.9343429978</text:p>
          </table:table-cell>
          <table:table-cell office:value-type="float" office:value="-22.0238408783908">
            <text:p>-22.02384087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3728">
            <text:p>13728</text:p>
          </table:table-cell>
          <table:table-cell office:value-type="float" office:value="19866">
            <text:p>19866</text:p>
          </table:table-cell>
          <table:table-cell office:value-type="float" office:value="30796">
            <text:p>30796</text:p>
          </table:table-cell>
          <table:table-cell office:value-type="float" office:value="-436.875">
            <text:p>-436.875</text:p>
          </table:table-cell>
          <table:table-cell office:value-type="float" office:value="-611.75">
            <text:p>-611.75</text:p>
          </table:table-cell>
          <table:table-cell office:value-type="float" office:value="-684.375">
            <text:p>-684.375</text:p>
          </table:table-cell>
          <table:table-cell office:value-type="float" office:value="-0.0318236451048951">
            <text:p>-0.0318236451</text:p>
          </table:table-cell>
          <table:table-cell office:value-type="float" office:value="-0.0307938185845163">
            <text:p>-0.0307938186</text:p>
          </table:table-cell>
          <table:table-cell office:value-type="float" office:value="-0.0222228536173529">
            <text:p>-0.0222228536</text:p>
          </table:table-cell>
          <table:table-cell office:value-type="float" office:value="0.890602221132881">
            <text:p>0.8906022211</text:p>
          </table:table-cell>
          <table:table-cell office:value-type="float" office:value="0.894080223109705">
            <text:p>0.8940802231</text:p>
          </table:table-cell>
          <table:table-cell office:value-type="float" office:value="0.923187968576145">
            <text:p>0.9231879686</text:p>
          </table:table-cell>
          <table:table-cell office:value-type="float" office:value="-21.4324441763536">
            <text:p>-21.4324441764</text:p>
          </table:table-cell>
          <table:table-cell office:value-type="float" office:value="-22.1609158558428">
            <text:p>-22.1609158558</text:p>
          </table:table-cell>
          <table:table-cell office:value-type="float" office:value="-30.8428652099155">
            <text:p>-30.842865209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3128">
            <text:p>13128</text:p>
          </table:table-cell>
          <table:table-cell office:value-type="float" office:value="19620">
            <text:p>19620</text:p>
          </table:table-cell>
          <table:table-cell office:value-type="float" office:value="28050">
            <text:p>28050</text:p>
          </table:table-cell>
          <table:table-cell office:value-type="float" office:value="-196.75">
            <text:p>-196.75</text:p>
          </table:table-cell>
          <table:table-cell office:value-type="float" office:value="9.375">
            <text:p>9.375</text:p>
          </table:table-cell>
          <table:table-cell office:value-type="float" office:value="209">
            <text:p>209</text:p>
          </table:table-cell>
          <table:table-cell office:value-type="float" office:value="-0.0149870505789153">
            <text:p>-0.0149870506</text:p>
          </table:table-cell>
          <table:table-cell office:value-type="float" office:value="0.00047782874617737">
            <text:p>0.0004778287</text:p>
          </table:table-cell>
          <table:table-cell office:value-type="float" office:value="0.00745098039215686">
            <text:p>0.0074509804</text:p>
          </table:table-cell>
          <table:table-cell office:value-type="float" office:value="0.947985561876504">
            <text:p>0.9479855619</text:p>
          </table:table-cell>
          <table:table-cell office:value-type="float" office:value="1.00167284811943">
            <text:p>1.0016728481</text:p>
          </table:table-cell>
          <table:table-cell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446">
            <text:p>12446</text:p>
          </table:table-cell>
          <table:table-cell office:value-type="float" office:value="18720">
            <text:p>18720</text:p>
          </table:table-cell>
          <table:table-cell office:value-type="float" office:value="28468">
            <text:p>28468</text:p>
          </table:table-cell>
          <table:table-cell office:value-type="float" office:value="-588.25">
            <text:p>-588.25</text:p>
          </table:table-cell>
          <table:table-cell office:value-type="float" office:value="-116.25">
            <text:p>-116.25</text:p>
          </table:table-cell>
          <table:table-cell office:value-type="float" office:value="280.5">
            <text:p>280.5</text:p>
          </table:table-cell>
          <table:table-cell office:value-type="float" office:value="-0.0472641812630564">
            <text:p>-0.0472641813</text:p>
          </table:table-cell>
          <table:table-cell office:value-type="float" office:value="-0.0062099358974359">
            <text:p>-0.0062099359</text:p>
          </table:table-cell>
          <table:table-cell office:value-type="float" office:value="0.0098531684698609">
            <text:p>0.0098531685</text:p>
          </table:table-cell>
          <table:table-cell office:value-type="float" office:value="0.838953815127018">
            <text:p>0.8389538151</text:p>
          </table:table-cell>
          <table:table-cell office:value-type="float" office:value="0.978340808434521">
            <text:p>0.9783408084</text:p>
          </table:table-cell>
          <table:table-cell office:value-type="float" office:value="1.03467637610515">
            <text:p>1.0346763761</text:p>
          </table:table-cell>
          <table:table-cell office:value-type="float" office:value="-14.3160098485824">
            <text:p>-14.31600984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11380">
            <text:p>11380</text:p>
          </table:table-cell>
          <table:table-cell office:value-type="float" office:value="18825">
            <text:p>18825</text:p>
          </table:table-cell>
          <table:table-cell office:value-type="float" office:value="28864">
            <text:p>28864</text:p>
          </table:table-cell>
          <table:table-cell office:value-type="float" office:value="-930">
            <text:p>-930</text:p>
          </table:table-cell>
          <table:table-cell office:value-type="float" office:value="-189.375">
            <text:p>-189.375</text:p>
          </table:table-cell>
          <table:table-cell office:value-type="float" office:value="-297">
            <text:p>-297</text:p>
          </table:table-cell>
          <table:table-cell office:value-type="float" office:value="-0.0817223198594025">
            <text:p>-0.0817223199</text:p>
          </table:table-cell>
          <table:table-cell office:value-type="float" office:value="-0.0100597609561753">
            <text:p>-0.010059761</text:p>
          </table:table-cell>
          <table:table-cell office:value-type="float" office:value="-0.0102896341463415">
            <text:p>-0.0102896341</text:p>
          </table:table-cell>
          <table:table-cell office:value-type="float" office:value="0.727061814115968">
            <text:p>0.7270618141</text:p>
          </table:table-cell>
          <table:table-cell office:value-type="float" office:value="0.964989186282757">
            <text:p>0.9649891863</text:p>
          </table:table-cell>
          <table:table-cell office:value-type="float" office:value="0.964193798566701">
            <text:p>0.9641937986</text:p>
          </table:table-cell>
          <table:table-cell office:value-type="float" office:value="-8.13023892576487">
            <text:p>-8.13023892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0300">
            <text:p>10300</text:p>
          </table:table-cell>
          <table:table-cell office:value-type="float" office:value="18051">
            <text:p>18051</text:p>
          </table:table-cell>
          <table:table-cell office:value-type="float" office:value="27195">
            <text:p>27195</text:p>
          </table:table-cell>
          <table:table-cell office:value-type="float" office:value="-771.25">
            <text:p>-771.25</text:p>
          </table:table-cell>
          <table:table-cell office:value-type="float" office:value="94.875">
            <text:p>94.875</text:p>
          </table:table-cell>
          <table:table-cell office:value-type="float" office:value="-115.5">
            <text:p>-115.5</text:p>
          </table:table-cell>
          <table:table-cell office:value-type="float" office:value="-0.074878640776699">
            <text:p>-0.0748786408</text:p>
          </table:table-cell>
          <table:table-cell office:value-type="float" office:value="0.00525594149908592">
            <text:p>0.0052559415</text:p>
          </table:table-cell>
          <table:table-cell office:value-type="float" office:value="-0.00424710424710425">
            <text:p>-0.0042471042</text:p>
          </table:table-cell>
          <table:table-cell office:value-type="float" office:value="0.748914106536903">
            <text:p>0.7489141065</text:p>
          </table:table-cell>
          <table:table-cell office:value-type="float" office:value="1.01844994009204">
            <text:p>1.0184499401</text:p>
          </table:table-cell>
          <table:table-cell office:value-type="float" office:value="0.985170489408327">
            <text:p>0.9851704894</text:p>
          </table:table-cell>
          <table:table-cell office:value-type="float" office:value="-8.90587248302112">
            <text:p>-8.9058724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0800">
            <text:p>10800</text:p>
          </table:table-cell>
          <table:table-cell office:value-type="float" office:value="18390">
            <text:p>18390</text:p>
          </table:table-cell>
          <table:table-cell office:value-type="float" office:value="28600">
            <text:p>28600</text:p>
          </table:table-cell>
          <table:table-cell office:value-type="float" office:value="-615">
            <text:p>-615</text:p>
          </table:table-cell>
          <table:table-cell office:value-type="float" office:value="-189.375">
            <text:p>-189.375</text:p>
          </table:table-cell>
          <table:table-cell office:value-type="float" office:value="93.5">
            <text:p>93.5</text:p>
          </table:table-cell>
          <table:table-cell office:value-type="float" office:value="-0.0569444444444444">
            <text:p>-0.0569444444</text:p>
          </table:table-cell>
          <table:table-cell office:value-type="float" office:value="-0.0102977161500816">
            <text:p>-0.0102977162</text:p>
          </table:table-cell>
          <table:table-cell office:value-type="float" office:value="0.00326923076923077">
            <text:p>0.0032692308</text:p>
          </table:table-cell>
          <table:table-cell office:value-type="float" office:value="0.807050077160494">
            <text:p>0.8070500772</text:p>
          </table:table-cell>
          <table:table-cell office:value-type="float" office:value="0.964165837672214">
            <text:p>0.9641658377</text:p>
          </table:table-cell>
          <table:table-cell office:value-type="float" office:value="1.01146325591716">
            <text:p>1.0114632559</text:p>
          </table:table-cell>
          <table:table-cell office:value-type="float" office:value="-11.8223807290343">
            <text:p>-11.8223807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40">
            <text:p>640</text:p>
          </table:table-cell>
          <table:table-cell office:value-type="float" office:value="11840">
            <text:p>11840</text:p>
          </table:table-cell>
          <table:table-cell office:value-type="float" office:value="18720">
            <text:p>18720</text:p>
          </table:table-cell>
          <table:table-cell office:value-type="float" office:value="29520">
            <text:p>29520</text:p>
          </table:table-cell>
          <table:table-cell office:value-type="float" office:value="-257.5">
            <text:p>-257.5</text:p>
          </table:table-cell>
          <table:table-cell office:value-type="float" office:value="-116.25">
            <text:p>-116.25</text:p>
          </table:table-cell>
          <table:table-cell office:value-type="float" office:value="-303.75">
            <text:p>-303.75</text:p>
          </table:table-cell>
          <table:table-cell office:value-type="float" office:value="-0.0217483108108108">
            <text:p>-0.0217483108</text:p>
          </table:table-cell>
          <table:table-cell office:value-type="float" office:value="-0.0062099358974359">
            <text:p>-0.0062099359</text:p>
          </table:table-cell>
          <table:table-cell office:value-type="float" office:value="-0.0102896341463415">
            <text:p>-0.0102896341</text:p>
          </table:table-cell>
          <table:table-cell office:value-type="float" office:value="0.924807970647484">
            <text:p>0.9248079706</text:p>
          </table:table-cell>
          <table:table-cell office:value-type="float" office:value="0.978340808434521">
            <text:p>0.9783408084</text:p>
          </table:table-cell>
          <table:table-cell office:value-type="float" office:value="0.964193798566701">
            <text:p>0.9641937986</text:p>
          </table:table-cell>
          <table:table-cell office:value-type="float" office:value="-31.5234674636561">
            <text:p>-31.5234674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1020">
            <text:p>11020</text:p>
          </table:table-cell>
          <table:table-cell office:value-type="float" office:value="17639">
            <text:p>17639</text:p>
          </table:table-cell>
          <table:table-cell office:value-type="float" office:value="28490">
            <text:p>28490</text:p>
          </table:table-cell>
          <table:table-cell office:value-type="float" office:value="-352.5">
            <text:p>-352.5</text:p>
          </table:table-cell>
          <table:table-cell office:value-type="float" office:value="-406.875">
            <text:p>-406.875</text:p>
          </table:table-cell>
          <table:table-cell office:value-type="float" office:value="-121">
            <text:p>-121</text:p>
          </table:table-cell>
          <table:table-cell office:value-type="float" office:value="-0.0319872958257713">
            <text:p>-0.0319872958</text:p>
          </table:table-cell>
          <table:table-cell office:value-type="float" office:value="-0.023066783831283">
            <text:p>-0.0230667838</text:p>
          </table:table-cell>
          <table:table-cell office:value-type="float" office:value="-0.00424710424710425">
            <text:p>-0.0042471042</text:p>
          </table:table-cell>
          <table:table-cell office:value-type="float" office:value="0.890049911314521">
            <text:p>0.8900499113</text:p>
          </table:table-cell>
          <table:table-cell office:value-type="float" office:value="0.920309126562495">
            <text:p>0.9203091266</text:p>
          </table:table-cell>
          <table:table-cell office:value-type="float" office:value="0.985170489408327">
            <text:p>0.9851704894</text:p>
          </table:table-cell>
          <table:table-cell office:value-type="float" office:value="-21.3210008706909">
            <text:p>-21.3210008707</text:p>
          </table:table-cell>
          <table:table-cell office:value-type="float" office:value="-29.7016590525291">
            <text:p>-29.7016590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0800">
            <text:p>10800</text:p>
          </table:table-cell>
          <table:table-cell office:value-type="float" office:value="17004">
            <text:p>17004</text:p>
          </table:table-cell>
          <table:table-cell office:value-type="float" office:value="28776">
            <text:p>28776</text:p>
          </table:table-cell>
          <table:table-cell office:value-type="float" office:value="17.5">
            <text:p>17.5</text:p>
          </table:table-cell>
          <table:table-cell office:value-type="float" office:value="8.125">
            <text:p>8.125</text:p>
          </table:table-cell>
          <table:table-cell office:value-type="float" office:value="13.75">
            <text:p>13.75</text:p>
          </table:table-cell>
          <table:table-cell office:value-type="float" office:value="0.00162037037037037">
            <text:p>0.0016203704</text:p>
          </table:table-cell>
          <table:table-cell table:number-columns-repeated="2" office:value-type="float" office:value="0.00047782874617737">
            <text:p>0.0004778287</text:p>
          </table:table-cell>
          <table:table-cell office:value-type="float" office:value="1.00567644247257">
            <text:p>1.0056764425</text:p>
          </table:table-cell>
          <table:table-cell table:number-columns-repeated="2" office:value-type="float" office:value="1.00167284811943">
            <text:p>1.0016728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0680">
            <text:p>10680</text:p>
          </table:table-cell>
          <table:table-cell office:value-type="float" office:value="17164">
            <text:p>17164</text:p>
          </table:table-cell>
          <table:table-cell office:value-type="float" office:value="28798">
            <text:p>28798</text:p>
          </table:table-cell>
          <table:table-cell office:value-type="float" office:value="-70">
            <text:p>-70</text:p>
          </table:table-cell>
          <table:table-cell office:value-type="float" office:value="-176.75">
            <text:p>-176.75</text:p>
          </table:table-cell>
          <table:table-cell office:value-type="float" office:value="-63.25">
            <text:p>-63.25</text:p>
          </table:table-cell>
          <table:table-cell office:value-type="float" office:value="-0.00655430711610487">
            <text:p>-0.0065543071</text:p>
          </table:table-cell>
          <table:table-cell office:value-type="float" office:value="-0.0102977161500816">
            <text:p>-0.0102977162</text:p>
          </table:table-cell>
          <table:table-cell office:value-type="float" office:value="-0.00219633307868602">
            <text:p>-0.0021963331</text:p>
          </table:table-cell>
          <table:table-cell office:value-type="float" office:value="0.977144124619507">
            <text:p>0.9771441246</text:p>
          </table:table-cell>
          <table:table-cell office:value-type="float" office:value="0.964165837672214">
            <text:p>0.9641658377</text:p>
          </table:table-cell>
          <table:table-cell office:value-type="float" office:value="0.992322289027424">
            <text:p>0.992322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0420">
            <text:p>10420</text:p>
          </table:table-cell>
          <table:table-cell office:value-type="float" office:value="17805">
            <text:p>17805</text:p>
          </table:table-cell>
          <table:table-cell office:value-type="float" office:value="27610">
            <text:p>27610</text:p>
          </table:table-cell>
          <table:table-cell office:value-type="float" office:value="-247.875">
            <text:p>-247.875</text:p>
          </table:table-cell>
          <table:table-cell office:value-type="float" office:value="-241">
            <text:p>-241</text:p>
          </table:table-cell>
          <table:table-cell office:value-type="float" office:value="-277.75">
            <text:p>-277.75</text:p>
          </table:table-cell>
          <table:table-cell office:value-type="float" office:value="-0.0237883877159309">
            <text:p>-0.0237883877</text:p>
          </table:table-cell>
          <table:table-cell office:value-type="float" office:value="-0.0135355237292895">
            <text:p>-0.0135355237</text:p>
          </table:table-cell>
          <table:table-cell office:value-type="float" office:value="-0.0100597609561753">
            <text:p>-0.010059761</text:p>
          </table:table-cell>
          <table:table-cell office:value-type="float" office:value="0.917849782278884">
            <text:p>0.9178497823</text:p>
          </table:table-cell>
          <table:table-cell office:value-type="float" office:value="0.952984759336634">
            <text:p>0.9529847593</text:p>
          </table:table-cell>
          <table:table-cell office:value-type="float" office:value="0.964989186282757">
            <text:p>0.9649891863</text:p>
          </table:table-cell>
          <table:table-cell office:value-type="float" office:value="-28.7900836374535">
            <text:p>-28.7900836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8560">
            <text:p>8560</text:p>
          </table:table-cell>
          <table:table-cell office:value-type="float" office:value="16440">
            <text:p>16440</text:p>
          </table:table-cell>
          <table:table-cell office:value-type="float" office:value="26422">
            <text:p>26422</text:p>
          </table:table-cell>
          <table:table-cell office:value-type="float" office:value="-275.625">
            <text:p>-275.625</text:p>
          </table:table-cell>
          <table:table-cell office:value-type="float" office:value="-433.25">
            <text:p>-433.25</text:p>
          </table:table-cell>
          <table:table-cell office:value-type="float" office:value="-211.75">
            <text:p>-211.75</text:p>
          </table:table-cell>
          <table:table-cell office:value-type="float" office:value="-0.0321991822429907">
            <text:p>-0.0321991822</text:p>
          </table:table-cell>
          <table:table-cell office:value-type="float" office:value="-0.0263534063260341">
            <text:p>-0.0263534063</text:p>
          </table:table-cell>
          <table:table-cell office:value-type="float" office:value="-0.00801415487094088">
            <text:p>-0.0080141549</text:p>
          </table:table-cell>
          <table:table-cell office:value-type="float" office:value="0.889334965330283">
            <text:p>0.8893349653</text:p>
          </table:table-cell>
          <table:table-cell office:value-type="float" office:value="0.909124301827851">
            <text:p>0.9091243018</text:p>
          </table:table-cell>
          <table:table-cell office:value-type="float" office:value="0.972076342241166">
            <text:p>0.9720763422</text:p>
          </table:table-cell>
          <table:table-cell office:value-type="float" office:value="-21.1783925986859">
            <text:p>-21.1783925987</text:p>
          </table:table-cell>
          <table:table-cell office:value-type="float" office:value="-25.9538795043666">
            <text:p>-25.9538795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0440">
            <text:p>10440</text:p>
          </table:table-cell>
          <table:table-cell office:value-type="float" office:value="16863">
            <text:p>16863</text:p>
          </table:table-cell>
          <table:table-cell office:value-type="float" office:value="26972">
            <text:p>26972</text:p>
          </table:table-cell>
          <table:table-cell office:value-type="float" office:value="-387.5">
            <text:p>-387.5</text:p>
          </table:table-cell>
          <table:table-cell office:value-type="float" office:value="-13.125">
            <text:p>-13.125</text:p>
          </table:table-cell>
          <table:table-cell office:value-type="float" office:value="-277.75">
            <text:p>-277.75</text:p>
          </table:table-cell>
          <table:table-cell office:value-type="float" office:value="-0.0371168582375479">
            <text:p>-0.0371168582</text:p>
          </table:table-cell>
          <table:table-cell office:value-type="float" office:value="-0.000778331257783313">
            <text:p>-0.0007783313</text:p>
          </table:table-cell>
          <table:table-cell office:value-type="float" office:value="-0.0102977161500816">
            <text:p>-0.0102977162</text:p>
          </table:table-cell>
          <table:table-cell office:value-type="float" office:value="0.872791212052818">
            <text:p>0.8727912121</text:p>
          </table:table-cell>
          <table:table-cell office:value-type="float" office:value="0.99727702796487">
            <text:p>0.997277028</text:p>
          </table:table-cell>
          <table:table-cell office:value-type="float" office:value="0.964165837672214">
            <text:p>0.9641658377</text:p>
          </table:table-cell>
          <table:table-cell office:value-type="float" office:value="-18.3259683262706">
            <text:p>-18.32596832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0240">
            <text:p>10240</text:p>
          </table:table-cell>
          <table:table-cell office:value-type="float" office:value="16896">
            <text:p>16896</text:p>
          </table:table-cell>
          <table:table-cell office:value-type="float" office:value="28094">
            <text:p>28094</text:p>
          </table:table-cell>
          <table:table-cell office:value-type="float" office:value="-406">
            <text:p>-406</text:p>
          </table:table-cell>
          <table:table-cell office:value-type="float" office:value="-669.875">
            <text:p>-669.875</text:p>
          </table:table-cell>
          <table:table-cell office:value-type="float" office:value="-335.5">
            <text:p>-335.5</text:p>
          </table:table-cell>
          <table:table-cell office:value-type="float" office:value="-0.0396484375">
            <text:p>-0.0396484375</text:p>
          </table:table-cell>
          <table:table-cell office:value-type="float" office:value="-0.0396469578598485">
            <text:p>-0.0396469579</text:p>
          </table:table-cell>
          <table:table-cell office:value-type="float" office:value="-0.0119420516836335">
            <text:p>-0.0119420517</text:p>
          </table:table-cell>
          <table:table-cell office:value-type="float" office:value="0.864311585998535">
            <text:p>0.864311586</text:p>
          </table:table-cell>
          <table:table-cell office:value-type="float" office:value="0.86431653477491">
            <text:p>0.8643165348</text:p>
          </table:table-cell>
          <table:table-cell office:value-type="float" office:value="0.958482339800175">
            <text:p>0.9584823398</text:p>
          </table:table-cell>
          <table:table-cell office:value-type="float" office:value="-17.1334224817812">
            <text:p>-17.1334224818</text:p>
          </table:table-cell>
          <table:table-cell office:value-type="float" office:value="-17.1340750183469">
            <text:p>-17.1340750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9857">
            <text:p>9857</text:p>
          </table:table-cell>
          <table:table-cell office:value-type="float" office:value="16401">
            <text:p>16401</text:p>
          </table:table-cell>
          <table:table-cell office:value-type="float" office:value="27126">
            <text:p>27126</text:p>
          </table:table-cell>
          <table:table-cell office:value-type="float" office:value="-471.125">
            <text:p>-471.125</text:p>
          </table:table-cell>
          <table:table-cell office:value-type="float" office:value="-218.5">
            <text:p>-218.5</text:p>
          </table:table-cell>
          <table:table-cell office:value-type="float" office:value="-467.5">
            <text:p>-467.5</text:p>
          </table:table-cell>
          <table:table-cell office:value-type="float" office:value="-0.0477959825504717">
            <text:p>-0.0477959826</text:p>
          </table:table-cell>
          <table:table-cell office:value-type="float" office:value="-0.0133223583927809">
            <text:p>-0.0133223584</text:p>
          </table:table-cell>
          <table:table-cell office:value-type="float" office:value="-0.0172343876723439">
            <text:p>-0.0172343877</text:p>
          </table:table-cell>
          <table:table-cell office:value-type="float" office:value="0.83719159473136">
            <text:p>0.8371915947</text:p>
          </table:table-cell>
          <table:table-cell office:value-type="float" office:value="0.953719616682232">
            <text:p>0.9537196167</text:p>
          </table:table-cell>
          <table:table-cell office:value-type="float" office:value="0.94026181041894">
            <text:p>0.9402618104</text:p>
          </table:table-cell>
          <table:table-cell office:value-type="float" office:value="-14.1528034690377">
            <text:p>-14.1528034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8815">
            <text:p>8815</text:p>
          </table:table-cell>
          <table:table-cell office:value-type="float" office:value="15190">
            <text:p>15190</text:p>
          </table:table-cell>
          <table:table-cell office:value-type="float" office:value="26796">
            <text:p>26796</text:p>
          </table:table-cell>
          <table:table-cell office:value-type="float" office:value="-97.25">
            <text:p>-97.25</text:p>
          </table:table-cell>
          <table:table-cell office:value-type="float" office:value="269.375">
            <text:p>269.375</text:p>
          </table:table-cell>
          <table:table-cell office:value-type="float" office:value="-85.25">
            <text:p>-85.25</text:p>
          </table:table-cell>
          <table:table-cell office:value-type="float" office:value="-0.0110323312535451">
            <text:p>-0.0110323313</text:p>
          </table:table-cell>
          <table:table-cell office:value-type="float" office:value="0.0177337063857801">
            <text:p>0.0177337064</text:p>
          </table:table-cell>
          <table:table-cell office:value-type="float" office:value="-0.00318144499178982">
            <text:p>-0.003181445</text:p>
          </table:table-cell>
          <table:table-cell office:value-type="float" office:value="0.961625396785053">
            <text:p>0.9616253968</text:p>
          </table:table-cell>
          <table:table-cell office:value-type="float" office:value="1.0626843616609">
            <text:p>1.0626843617</text:p>
          </table:table-cell>
          <table:table-cell office:value-type="float" office:value="0.988884780849518">
            <text:p>0.98888478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7700">
            <text:p>7700</text:p>
          </table:table-cell>
          <table:table-cell office:value-type="float" office:value="15486">
            <text:p>15486</text:p>
          </table:table-cell>
          <table:table-cell office:value-type="float" office:value="26554">
            <text:p>26554</text:p>
          </table:table-cell>
          <table:table-cell office:value-type="float" office:value="-351.25">
            <text:p>-351.25</text:p>
          </table:table-cell>
          <table:table-cell office:value-type="float" office:value="-101.5">
            <text:p>-101.5</text:p>
          </table:table-cell>
          <table:table-cell office:value-type="float" office:value="-203.5">
            <text:p>-203.5</text:p>
          </table:table-cell>
          <table:table-cell office:value-type="float" office:value="-0.0456168831168831">
            <text:p>-0.0456168831</text:p>
          </table:table-cell>
          <table:table-cell office:value-type="float" office:value="-0.00655430711610487">
            <text:p>-0.0065543071</text:p>
          </table:table-cell>
          <table:table-cell office:value-type="float" office:value="-0.00766362883181442">
            <text:p>-0.0076636288</text:p>
          </table:table-cell>
          <table:table-cell office:value-type="float" office:value="0.844419473140496">
            <text:p>0.8444194731</text:p>
          </table:table-cell>
          <table:table-cell office:value-type="float" office:value="0.977144124619507">
            <text:p>0.9771441246</text:p>
          </table:table-cell>
          <table:table-cell office:value-type="float" office:value="0.973292412254118">
            <text:p>0.9732924123</text:p>
          </table:table-cell>
          <table:table-cell office:value-type="float" office:value="-14.8456998034063">
            <text:p>-14.84569980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7432">
            <text:p>7432</text:p>
          </table:table-cell>
          <table:table-cell office:value-type="float" office:value="15109">
            <text:p>15109</text:p>
          </table:table-cell>
          <table:table-cell office:value-type="float" office:value="26114">
            <text:p>26114</text:p>
          </table:table-cell>
          <table:table-cell office:value-type="float" office:value="-347.375">
            <text:p>-347.375</text:p>
          </table:table-cell>
          <table:table-cell office:value-type="float" office:value="-238.25">
            <text:p>-238.25</text:p>
          </table:table-cell>
          <table:table-cell office:value-type="float" office:value="-139.125">
            <text:p>-139.125</text:p>
          </table:table-cell>
          <table:table-cell office:value-type="float" office:value="-0.0467404467168999">
            <text:p>-0.0467404467</text:p>
          </table:table-cell>
          <table:table-cell office:value-type="float" office:value="-0.0157687471043749">
            <text:p>-0.0157687471</text:p>
          </table:table-cell>
          <table:table-cell office:value-type="float" office:value="-0.00532760205253887">
            <text:p>-0.0053276021</text:p>
          </table:table-cell>
          <table:table-cell office:value-type="float" office:value="0.840690388435069">
            <text:p>0.8406903884</text:p>
          </table:table-cell>
          <table:table-cell office:value-type="float" office:value="0.945296745769762">
            <text:p>0.9452967458</text:p>
          </table:table-cell>
          <table:table-cell office:value-type="float" office:value="0.981409024169629">
            <text:p>0.9814090242</text:p>
          </table:table-cell>
          <table:table-cell office:value-type="float" office:value="-14.4803696325209">
            <text:p>-14.4803696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4">
            <text:p>4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6651">
            <text:p>6651</text:p>
          </table:table-cell>
          <table:table-cell office:value-type="float" office:value="14146">
            <text:p>14146</text:p>
          </table:table-cell>
          <table:table-cell office:value-type="float" office:value="24893">
            <text:p>24893</text:p>
          </table:table-cell>
          <table:table-cell office:value-type="float" office:value="-298.75">
            <text:p>-298.75</text:p>
          </table:table-cell>
          <table:table-cell office:value-type="float" office:value="-789.166666666667">
            <text:p>-789.1666666667</text:p>
          </table:table-cell>
          <table:table-cell office:value-type="float" office:value="377.25">
            <text:p>377.25</text:p>
          </table:table-cell>
          <table:table-cell office:value-type="float" office:value="-0.0449180574349722">
            <text:p>-0.0449180574</text:p>
          </table:table-cell>
          <table:table-cell office:value-type="float" office:value="-0.0557872661294123">
            <text:p>-0.0557872661</text:p>
          </table:table-cell>
          <table:table-cell office:value-type="float" office:value="0.015154862812839">
            <text:p>0.0151548628</text:p>
          </table:table-cell>
          <table:table-cell office:value-type="float" office:value="0.846741357469711">
            <text:p>0.8467413575</text:p>
          </table:table-cell>
          <table:table-cell office:value-type="float" office:value="0.810844517908957">
            <text:p>0.8108445179</text:p>
          </table:table-cell>
          <table:table-cell office:value-type="float" office:value="1.05349217278401">
            <text:p>1.0534921728</text:p>
          </table:table-cell>
          <table:table-cell office:value-type="float" office:value="-15.0821422265451">
            <text:p>-15.0821422265</text:p>
          </table:table-cell>
          <table:table-cell office:value-type="float" office:value="-12.0749387172271">
            <text:p>-12.0749387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4">
            <text:p>4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7782">
            <text:p>7782</text:p>
          </table:table-cell>
          <table:table-cell office:value-type="float" office:value="16551">
            <text:p>16551</text:p>
          </table:table-cell>
          <table:table-cell office:value-type="float" office:value="29126">
            <text:p>29126</text:p>
          </table:table-cell>
          <table:table-cell office:value-type="float" office:value="-247.125">
            <text:p>-247.125</text:p>
          </table:table-cell>
          <table:table-cell office:value-type="float" office:value="-525.625">
            <text:p>-525.625</text:p>
          </table:table-cell>
          <table:table-cell office:value-type="float" office:value="351">
            <text:p>351</text:p>
          </table:table-cell>
          <table:table-cell office:value-type="float" office:value="-0.0317559753276793">
            <text:p>-0.0317559753</text:p>
          </table:table-cell>
          <table:table-cell office:value-type="float" office:value="-0.031757899824784">
            <text:p>-0.0317578998</text:p>
          </table:table-cell>
          <table:table-cell office:value-type="float" office:value="0.0120510883746481">
            <text:p>0.0120510884</text:p>
          </table:table-cell>
          <table:table-cell office:value-type="float" office:value="0.890830632612386">
            <text:p>0.8908306326</text:p>
          </table:table-cell>
          <table:table-cell office:value-type="float" office:value="0.890824136447767">
            <text:p>0.8908241364</text:p>
          </table:table-cell>
          <table:table-cell office:value-type="float" office:value="1.04246345762405">
            <text:p>1.0424634576</text:p>
          </table:table-cell>
          <table:table-cell office:value-type="float" office:value="-21.4788617677336">
            <text:p>-21.4788617677</text:p>
          </table:table-cell>
          <table:table-cell office:value-type="float" office:value="-21.4775389403235">
            <text:p>-21.47753894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4">
            <text:p>4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7630">
            <text:p>7630</text:p>
          </table:table-cell>
          <table:table-cell office:value-type="float" office:value="16228">
            <text:p>16228</text:p>
          </table:table-cell>
          <table:table-cell office:value-type="float" office:value="28558">
            <text:p>28558</text:p>
          </table:table-cell>
          <table:table-cell office:value-type="float" office:value="-123.142857142857">
            <text:p>-123.1428571429</text:p>
          </table:table-cell>
          <table:table-cell office:value-type="float" office:value="-261.857142857143">
            <text:p>-261.8571428571</text:p>
          </table:table-cell>
          <table:table-cell office:value-type="float" office:value="146.142857142857">
            <text:p>146.1428571429</text:p>
          </table:table-cell>
          <table:table-cell office:value-type="float" office:value="-0.0161392997565999">
            <text:p>-0.0161392998</text:p>
          </table:table-cell>
          <table:table-cell office:value-type="float" office:value="-0.016136131553928">
            <text:p>-0.0161361316</text:p>
          </table:table-cell>
          <table:table-cell office:value-type="float" office:value="0.0051174051804348">
            <text:p>0.0051174052</text:p>
          </table:table-cell>
          <table:table-cell office:value-type="float" office:value="0.944022985765302">
            <text:p>0.9440229858</text:p>
          </table:table-cell>
          <table:table-cell office:value-type="float" office:value="0.944033874054642">
            <text:p>0.9440338741</text:p>
          </table:table-cell>
          <table:table-cell office:value-type="float" office:value="1.01796224628965">
            <text:p>1.01796224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51">
            <text:p>551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7408">
            <text:p>7408</text:p>
          </table:table-cell>
          <table:table-cell office:value-type="float" office:value="15957">
            <text:p>15957</text:p>
          </table:table-cell>
          <table:table-cell office:value-type="float" office:value="29515">
            <text:p>29515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8847527730776">
            <text:p>0.026884752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9551330297184">
            <text:p>1.095513303</text:p>
          </table:table-cell>
          <table:table-cell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26.1272079992529">
            <text:p>26.1272079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7193">
            <text:p>7193</text:p>
          </table:table-cell>
          <table:table-cell office:value-type="float" office:value="15969">
            <text:p>15969</text:p>
          </table:table-cell>
          <table:table-cell office:value-type="float" office:value="30504">
            <text:p>30504</text:p>
          </table:table-cell>
          <table:table-cell office:value-type="float" office:value="0">
            <text:p>0</text:p>
          </table:table-cell>
          <table:table-cell office:value-type="float" office:value="79.8">
            <text:p>79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99718204020289">
            <text:p>0.00499718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1753908192426">
            <text:p>1.0175390819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6838">
            <text:p>6838</text:p>
          </table:table-cell>
          <table:table-cell office:value-type="float" office:value="15512">
            <text:p>15512</text:p>
          </table:table-cell>
          <table:table-cell office:value-type="float" office:value="31526">
            <text:p>31526</text:p>
          </table:table-cell>
          <table:table-cell office:value-type="float" office:value="-236">
            <text:p>-23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45130155016087">
            <text:p>-0.0345130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881539096292838">
            <text:p>0.8815390963</text:p>
          </table:table-cell>
          <table:table-cell office:value-type="float" office:value="1.06">
            <text:p>1.06</text:p>
          </table:table-cell>
          <table:table-cell office:value-type="float" office:value="1.12">
            <text:p>1.12</text:p>
          </table:table-cell>
          <table:table-cell office:value-type="float" office:value="-19.735043537454">
            <text:p>-19.7350435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5">
            <text:p>5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6741">
            <text:p>6741</text:p>
          </table:table-cell>
          <table:table-cell office:value-type="float" office:value="15709">
            <text:p>15709</text:p>
          </table:table-cell>
          <table:table-cell office:value-type="float" office:value="32582">
            <text:p>3258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5">
            <text:p>5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6583">
            <text:p>6583</text:p>
          </table:table-cell>
          <table:table-cell office:value-type="float" office:value="15804">
            <text:p>15804</text:p>
          </table:table-cell>
          <table:table-cell office:value-type="float" office:value="33673">
            <text:p>33673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79.5">
            <text:p>179.5</text:p>
          </table:table-cell>
          <table:table-cell office:value-type="float" office:value="7293.5">
            <text:p>7293.5</text:p>
          </table:table-cell>
          <table:table-cell office:value-type="float" office:value="24666.5">
            <text:p>24666.5</text:p>
          </table:table-cell>
          <table:table-cell office:value-type="float" office:value="14.7775">
            <text:p>14.7775</text:p>
          </table:table-cell>
          <table:table-cell table:number-columns-repeated="3" office:value-type="float" office:value="5">
            <text:p>5</text:p>
          </table:table-cell>
          <table:table-cell office:value-type="float" office:value="522">
            <text:p>522</text:p>
          </table:table-cell>
          <table:table-cell office:value-type="float" office:value="775">
            <text:p>775</text:p>
          </table:table-cell>
          <table:table-cell office:value-type="float" office:value="1170">
            <text:p>1170</text:p>
          </table:table-cell>
          <table:table-cell office:value-type="float" office:value="6392">
            <text:p>6392</text:p>
          </table:table-cell>
          <table:table-cell office:value-type="float" office:value="16070">
            <text:p>16070</text:p>
          </table:table-cell>
          <table:table-cell office:value-type="float" office:value="34802">
            <text:p>34802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5">
            <text:p>1.05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7">
            <text:p>187</text:p>
          </table:table-cell>
          <table:table-cell office:value-type="float" office:value="7217.33333333333">
            <text:p>7217.3333333333</text:p>
          </table:table-cell>
          <table:table-cell office:value-type="float" office:value="26768">
            <text:p>26768</text:p>
          </table:table-cell>
          <table:table-cell office:value-type="float" office:value="14.29">
            <text:p>14.2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152">
            <text:p>1152</text:p>
          </table:table-cell>
          <table:table-cell office:value-type="float" office:value="6206">
            <text:p>6206</text:p>
          </table:table-cell>
          <table:table-cell office:value-type="float" office:value="16135">
            <text:p>16135</text:p>
          </table:table-cell>
          <table:table-cell office:value-type="float" office:value="35968">
            <text:p>35968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1.12">
            <text:p>1.12</text:p>
          </table:table-cell>
          <table:table-cell office:value-type="float" office:value="-23">
            <text:p>-2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 office:value-type="float" office:value="17.3">
            <text:p>17.3</text:p>
          </table:table-cell>
          <table:table-cell office:value-type="float" office:value="23.9">
            <text:p>23.9</text:p>
          </table:table-cell>
          <table:table-cell office:value-type="float" office:value="10300">
            <text:p>10300</text:p>
          </table:table-cell>
          <table:table-cell office:value-type="float" office:value="13117">
            <text:p>13117</text:p>
          </table:table-cell>
          <table:table-cell office:value-type="float" office:value="13600">
            <text:p>136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4:45.86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883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444">
                <text:p>7444</text:p>
              </table:table-cell>
              <table:table-cell office:value-type="float" office:value="13207">
                <text:p>1320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611">
                <text:p>1361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768">
                <text:p>1476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22">
                <text:p>9222</text:p>
              </table:table-cell>
              <table:table-cell office:value-type="float" office:value="16674">
                <text:p>1667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66">
                <text:p>9166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5159">
                <text:p>1515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6270">
                <text:p>1627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627">
                <text:p>6627</text:p>
              </table:table-cell>
              <table:table-cell office:value-type="float" office:value="11304">
                <text:p>11304</text:p>
              </table:table-cell>
              <table:table-cell office:value-type="float" office:value="16485">
                <text:p>1648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113">
                <text:p>7113</text:p>
              </table:table-cell>
              <table:table-cell office:value-type="float" office:value="11091">
                <text:p>11091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798">
                <text:p>7798</text:p>
              </table:table-cell>
              <table:table-cell office:value-type="float" office:value="11279">
                <text:p>11279</text:p>
              </table:table-cell>
              <table:table-cell office:value-type="float" office:value="16387">
                <text:p>1638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500">
                <text:p>8500</text:p>
              </table:table-cell>
              <table:table-cell office:value-type="float" office:value="11588">
                <text:p>11588</text:p>
              </table:table-cell>
              <table:table-cell office:value-type="float" office:value="17918">
                <text:p>1791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058">
                <text:p>9058</text:p>
              </table:table-cell>
              <table:table-cell office:value-type="float" office:value="12021">
                <text:p>12021</text:p>
              </table:table-cell>
              <table:table-cell office:value-type="float" office:value="18482">
                <text:p>1848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768">
                <text:p>8768</text:p>
              </table:table-cell>
              <table:table-cell office:value-type="float" office:value="11778">
                <text:p>11778</text:p>
              </table:table-cell>
              <table:table-cell office:value-type="float" office:value="18040">
                <text:p>18040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737">
                <text:p>8737</text:p>
              </table:table-cell>
              <table:table-cell office:value-type="float" office:value="12057">
                <text:p>12057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42">
                <text:p>9242</text:p>
              </table:table-cell>
              <table:table-cell office:value-type="float" office:value="13291">
                <text:p>13291</text:p>
              </table:table-cell>
              <table:table-cell office:value-type="float" office:value="18705">
                <text:p>1870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058">
                <text:p>9058</text:p>
              </table:table-cell>
              <table:table-cell office:value-type="float" office:value="13215">
                <text:p>13215</text:p>
              </table:table-cell>
              <table:table-cell office:value-type="float" office:value="18007">
                <text:p>1800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780">
                <text:p>8780</text:p>
              </table:table-cell>
              <table:table-cell office:value-type="float" office:value="13001">
                <text:p>13001</text:p>
              </table:table-cell>
              <table:table-cell office:value-type="float" office:value="18487">
                <text:p>1848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0">
                <text:p>9350</text:p>
              </table:table-cell>
              <table:table-cell office:value-type="float" office:value="13651">
                <text:p>13651</text:p>
              </table:table-cell>
              <table:table-cell office:value-type="float" office:value="19001">
                <text:p>1900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302">
                <text:p>10302</text:p>
              </table:table-cell>
              <table:table-cell office:value-type="float" office:value="13636">
                <text:p>13636</text:p>
              </table:table-cell>
              <table:table-cell office:value-type="float" office:value="19810">
                <text:p>1981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030">
                <text:p>10030</text:p>
              </table:table-cell>
              <table:table-cell office:value-type="float" office:value="13235">
                <text:p>13235</text:p>
              </table:table-cell>
              <table:table-cell office:value-type="float" office:value="19329">
                <text:p>1932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3326">
                <text:p>13326</text:p>
              </table:table-cell>
              <table:table-cell office:value-type="float" office:value="20932">
                <text:p>2093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63">
                <text:p>10063</text:p>
              </table:table-cell>
              <table:table-cell office:value-type="float" office:value="13946">
                <text:p>13946</text:p>
              </table:table-cell>
              <table:table-cell office:value-type="float" office:value="21140">
                <text:p>2114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050">
                <text:p>10050</text:p>
              </table:table-cell>
              <table:table-cell office:value-type="float" office:value="14470">
                <text:p>14470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3942">
                <text:p>13942</text:p>
              </table:table-cell>
              <table:table-cell office:value-type="float" office:value="22257">
                <text:p>2225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724">
                <text:p>14724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14">
                <text:p>10314</text:p>
              </table:table-cell>
              <table:table-cell office:value-type="float" office:value="15628">
                <text:p>15628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6027">
                <text:p>16027</text:p>
              </table:table-cell>
              <table:table-cell office:value-type="float" office:value="27273">
                <text:p>2727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6874">
                <text:p>16874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553">
                <text:p>17553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530">
                <text:p>18530</text:p>
              </table:table-cell>
              <table:table-cell office:value-type="float" office:value="31407">
                <text:p>3140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48">
                <text:p>10948</text:p>
              </table:table-cell>
              <table:table-cell office:value-type="float" office:value="19122">
                <text:p>19122</text:p>
              </table:table-cell>
              <table:table-cell office:value-type="float" office:value="32897">
                <text:p>3289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202">
                <text:p>20202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357">
                <text:p>21357</text:p>
              </table:table-cell>
              <table:table-cell office:value-type="float" office:value="35310">
                <text:p>3531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356">
                <text:p>22356</text:p>
              </table:table-cell>
              <table:table-cell office:value-type="float" office:value="32866">
                <text:p>3286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524">
                <text:p>22524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20">
                <text:p>22020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391">
                <text:p>21391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074">
                <text:p>22074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496">
                <text:p>22496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578">
                <text:p>23578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906">
                <text:p>23906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345">
                <text:p>22345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894">
                <text:p>21894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2146">
                <text:p>22146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2240">
                <text:p>22240</text:p>
              </table:table-cell>
              <table:table-cell office:value-type="float" office:value="33079">
                <text:p>330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2065">
                <text:p>22065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985">
                <text:p>21985</text:p>
              </table:table-cell>
              <table:table-cell office:value-type="float" office:value="35661">
                <text:p>3566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2880">
                <text:p>22880</text:p>
              </table:table-cell>
              <table:table-cell office:value-type="float" office:value="32590">
                <text:p>3259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574">
                <text:p>16574</text:p>
              </table:table-cell>
              <table:table-cell office:value-type="float" office:value="21617">
                <text:p>21617</text:p>
              </table:table-cell>
              <table:table-cell office:value-type="float" office:value="32321">
                <text:p>3232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4586">
                <text:p>14586</text:p>
              </table:table-cell>
              <table:table-cell office:value-type="float" office:value="21352">
                <text:p>21352</text:p>
              </table:table-cell>
              <table:table-cell office:value-type="float" office:value="30791">
                <text:p>3079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820">
                <text:p>14820</text:p>
              </table:table-cell>
              <table:table-cell office:value-type="float" office:value="21094">
                <text:p>21094</text:p>
              </table:table-cell>
              <table:table-cell office:value-type="float" office:value="34269">
                <text:p>3426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3728">
                <text:p>13728</text:p>
              </table:table-cell>
              <table:table-cell office:value-type="float" office:value="21086">
                <text:p>21086</text:p>
              </table:table-cell>
              <table:table-cell office:value-type="float" office:value="31685">
                <text:p>3168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128">
                <text:p>13128</text:p>
              </table:table-cell>
              <table:table-cell office:value-type="float" office:value="20394">
                <text:p>20394</text:p>
              </table:table-cell>
              <table:table-cell office:value-type="float" office:value="29191">
                <text:p>2919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4592">
                <text:p>14592</text:p>
              </table:table-cell>
              <table:table-cell office:value-type="float" office:value="19872">
                <text:p>19872</text:p>
              </table:table-cell>
              <table:table-cell office:value-type="float" office:value="30315">
                <text:p>3031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4952">
                <text:p>14952</text:p>
              </table:table-cell>
              <table:table-cell office:value-type="float" office:value="20704">
                <text:p>20704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3728">
                <text:p>13728</text:p>
              </table:table-cell>
              <table:table-cell office:value-type="float" office:value="19866">
                <text:p>19866</text:p>
              </table:table-cell>
              <table:table-cell office:value-type="float" office:value="30796">
                <text:p>3079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28">
                <text:p>13128</text:p>
              </table:table-cell>
              <table:table-cell office:value-type="float" office:value="19620">
                <text:p>19620</text:p>
              </table:table-cell>
              <table:table-cell office:value-type="float" office:value="28050">
                <text:p>28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46">
                <text:p>12446</text:p>
              </table:table-cell>
              <table:table-cell office:value-type="float" office:value="18720">
                <text:p>1872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380">
                <text:p>11380</text:p>
              </table:table-cell>
              <table:table-cell office:value-type="float" office:value="18825">
                <text:p>18825</text:p>
              </table:table-cell>
              <table:table-cell office:value-type="float" office:value="28864">
                <text:p>2886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300">
                <text:p>10300</text:p>
              </table:table-cell>
              <table:table-cell office:value-type="float" office:value="18051">
                <text:p>18051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800">
                <text:p>10800</text:p>
              </table:table-cell>
              <table:table-cell office:value-type="float" office:value="18390">
                <text:p>18390</text:p>
              </table:table-cell>
              <table:table-cell office:value-type="float" office:value="28600">
                <text:p>286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840">
                <text:p>11840</text:p>
              </table:table-cell>
              <table:table-cell office:value-type="float" office:value="18720">
                <text:p>18720</text:p>
              </table:table-cell>
              <table:table-cell office:value-type="float" office:value="29520">
                <text:p>2952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020">
                <text:p>11020</text:p>
              </table:table-cell>
              <table:table-cell office:value-type="float" office:value="17639">
                <text:p>17639</text:p>
              </table:table-cell>
              <table:table-cell office:value-type="float" office:value="28490">
                <text:p>2849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800">
                <text:p>10800</text:p>
              </table:table-cell>
              <table:table-cell office:value-type="float" office:value="17004">
                <text:p>17004</text:p>
              </table:table-cell>
              <table:table-cell office:value-type="float" office:value="28776">
                <text:p>2877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80">
                <text:p>10680</text:p>
              </table:table-cell>
              <table:table-cell office:value-type="float" office:value="17164">
                <text:p>17164</text:p>
              </table:table-cell>
              <table:table-cell office:value-type="float" office:value="28798">
                <text:p>2879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420">
                <text:p>10420</text:p>
              </table:table-cell>
              <table:table-cell office:value-type="float" office:value="17805">
                <text:p>17805</text:p>
              </table:table-cell>
              <table:table-cell office:value-type="float" office:value="27610">
                <text:p>2761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8560">
                <text:p>8560</text:p>
              </table:table-cell>
              <table:table-cell office:value-type="float" office:value="16440">
                <text:p>16440</text:p>
              </table:table-cell>
              <table:table-cell office:value-type="float" office:value="26422">
                <text:p>2642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440">
                <text:p>10440</text:p>
              </table:table-cell>
              <table:table-cell office:value-type="float" office:value="16863">
                <text:p>16863</text:p>
              </table:table-cell>
              <table:table-cell office:value-type="float" office:value="26972">
                <text:p>2697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240">
                <text:p>10240</text:p>
              </table:table-cell>
              <table:table-cell office:value-type="float" office:value="16896">
                <text:p>16896</text:p>
              </table:table-cell>
              <table:table-cell office:value-type="float" office:value="28094">
                <text:p>280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9857">
                <text:p>9857</text:p>
              </table:table-cell>
              <table:table-cell office:value-type="float" office:value="16401">
                <text:p>16401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8815">
                <text:p>8815</text:p>
              </table:table-cell>
              <table:table-cell office:value-type="float" office:value="15190">
                <text:p>15190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700">
                <text:p>7700</text:p>
              </table:table-cell>
              <table:table-cell office:value-type="float" office:value="15486">
                <text:p>15486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432">
                <text:p>7432</text:p>
              </table:table-cell>
              <table:table-cell office:value-type="float" office:value="15109">
                <text:p>15109</text:p>
              </table:table-cell>
              <table:table-cell office:value-type="float" office:value="26114">
                <text:p>2611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651">
                <text:p>6651</text:p>
              </table:table-cell>
              <table:table-cell office:value-type="float" office:value="14146">
                <text:p>14146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82">
                <text:p>7782</text:p>
              </table:table-cell>
              <table:table-cell office:value-type="float" office:value="16551">
                <text:p>16551</text:p>
              </table:table-cell>
              <table:table-cell office:value-type="float" office:value="29126">
                <text:p>2912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630">
                <text:p>7630</text:p>
              </table:table-cell>
              <table:table-cell office:value-type="float" office:value="16228">
                <text:p>16228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408">
                <text:p>7408</text:p>
              </table:table-cell>
              <table:table-cell office:value-type="float" office:value="15957">
                <text:p>15957</text:p>
              </table:table-cell>
              <table:table-cell office:value-type="float" office:value="29515">
                <text:p>2951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193">
                <text:p>7193</text:p>
              </table:table-cell>
              <table:table-cell office:value-type="float" office:value="15969">
                <text:p>15969</text:p>
              </table:table-cell>
              <table:table-cell office:value-type="float" office:value="30504">
                <text:p>3050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6838">
                <text:p>6838</text:p>
              </table:table-cell>
              <table:table-cell office:value-type="float" office:value="15512">
                <text:p>15512</text:p>
              </table:table-cell>
              <table:table-cell office:value-type="float" office:value="31526">
                <text:p>31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6741">
                <text:p>6741</text:p>
              </table:table-cell>
              <table:table-cell office:value-type="float" office:value="15709">
                <text:p>15709</text:p>
              </table:table-cell>
              <table:table-cell office:value-type="float" office:value="32582">
                <text:p>3258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6583">
                <text:p>6583</text:p>
              </table:table-cell>
              <table:table-cell office:value-type="float" office:value="15804">
                <text:p>15804</text:p>
              </table:table-cell>
              <table:table-cell office:value-type="float" office:value="33673">
                <text:p>3367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392">
                <text:p>6392</text:p>
              </table:table-cell>
              <table:table-cell office:value-type="float" office:value="16070">
                <text:p>16070</text:p>
              </table:table-cell>
              <table:table-cell office:value-type="float" office:value="34802">
                <text:p>3480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206">
                <text:p>6206</text:p>
              </table:table-cell>
              <table:table-cell office:value-type="float" office:value="16135">
                <text:p>16135</text:p>
              </table:table-cell>
              <table:table-cell office:value-type="float" office:value="35968">
                <text:p>35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189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93.5">
                <text:p>7293.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217.33333333333">
                <text:p>7217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5cm" svg:y="1.404cm" svg:width="31.07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7775">
                <text:p>14.777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3cm" svg:y="1.352cm" svg:width="31.52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0625352726135">
                <text:p>1.2062535272613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2262241214114">
                <text:p>1.1226224121411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409034453339">
                <text:p>1.204090344533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945328615691">
                <text:p>1.2394532861569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501737490352">
                <text:p>1.2850173749035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558494963561">
                <text:p>1.2855849496356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199818556311">
                <text:p>1.2719981855631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6536170338478">
                <text:p>1.0653617033847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303456770863">
                <text:p>1.0630345677086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749877796121">
                <text:p>1.0874987779612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859528139433">
                <text:p>1.1185952813943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847298465479">
                <text:p>1.0884729846547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52344293893">
                <text:p>1.07523442938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128846760574">
                <text:p>1.0612884676057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539017313347">
                <text:p>1.0353901731334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7160431926683">
                <text:p>1.0716043192668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590015598206">
                <text:p>1.0659001559820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322350373046">
                <text:p>1.0432235037304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1411370794346">
                <text:p>1.0141137079434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737985985719">
                <text:p>1.0573798598571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7045173323481">
                <text:p>1.0704517332348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506813181145">
                <text:p>1.0450681318114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870825368325">
                <text:p>1.0687082536832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349946493348">
                <text:p>1.1534994649334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791467266337">
                <text:p>1.1879146726633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788969872154">
                <text:p>1.178896987215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089166009815">
                <text:p>1.2008916600981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822814084574">
                <text:p>1.1682281408457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29891418621">
                <text:p>1.192989141862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982424671302">
                <text:p>1.198242467130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326273658914">
                <text:p>1.1932627365891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270604975979">
                <text:p>1.1627060497597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438945523492">
                <text:p>1.1143894552349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4680694025428">
                <text:p>1.0468069402542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1893135920734">
                <text:p>0.98189313592073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0259373007683">
                <text:p>0.99025937300768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201962416684">
                <text:p>1.1020196241668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2967789703036">
                <text:p>0.99296778970303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450675370184">
                <text:p>1.0145067537018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989269142034">
                <text:p>0.9819892691420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766953292794">
                <text:p>1.0276695329279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6321972350958">
                <text:p>0.98632197235095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73111245853197">
                <text:p>0.97311124585319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33697010075309">
                <text:p>0.93369701007530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42635364472">
                <text:p>1.024263536447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0442792120447">
                <text:p>0.99044279212044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19883409002322">
                <text:p>0.91988340900232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41044839626082">
                <text:p>0.94104483962608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64713030309736">
                <text:p>0.96471303030973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454151309016">
                <text:p>1.045415130901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73986988931596">
                <text:p>0.97398698893159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37209122823827">
                <text:p>0.93720912282382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3206386990017">
                <text:p>1.0320638699001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3467637610515">
                <text:p>1.0346763761051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94080223109705">
                <text:p>0.89408022310970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0167284811943">
                <text:p>1.0016728481194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78340808434521">
                <text:p>0.97834080843452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64989186282757">
                <text:p>0.96498918628275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1844994009204">
                <text:p>1.0184499400920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4165837672214">
                <text:p>0.96416583767221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8340808434521">
                <text:p>0.97834080843452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20309126562495">
                <text:p>0.92030912656249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00167284811943">
                <text:p>1.0016728481194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4165837672214">
                <text:p>0.96416583767221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52984759336634">
                <text:p>0.95298475933663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09124301827851">
                <text:p>0.90912430182785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727702796487">
                <text:p>0.9972770279648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6431653477491">
                <text:p>0.8643165347749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53719616682232">
                <text:p>0.95371961668223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0626843616609">
                <text:p>1.062684361660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7144124619507">
                <text:p>0.97714412461950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5296745769762">
                <text:p>0.94529674576976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10844517908957">
                <text:p>0.8108445179089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90824136447767">
                <text:p>0.89082413644776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44033874054642">
                <text:p>0.94403387405464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9551330297184">
                <text:p>1.0955133029718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1753908192426">
                <text:p>1.017539081924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4666.5">
                <text:p>24666.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6768">
                <text:p>26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